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style:text-properties style:font-name="Times New Roman" fo:font-size="24pt" style:font-size-asian="24pt" style:font-size-complex="24pt"/>
    </style:style>
    <style:style style:name="P3" style:parent-style-name="Standard" style:family="paragraph">
      <style:paragraph-properties fo:text-align="center"/>
      <style:text-properties style:font-name="Times New Roman" fo:font-size="24pt" style:font-size-asian="24pt" style:font-size-complex="24pt"/>
    </style:style>
    <style:style style:name="P4" style:parent-style-name="Standard" style:family="paragraph">
      <style:paragraph-properties fo:text-align="center"/>
      <style:text-properties style:font-name="Times New Roman" fo:font-size="24pt" style:font-size-asian="24pt" style:font-size-complex="24pt"/>
    </style:style>
    <style:style style:name="P5" style:parent-style-name="Standard" style:family="paragraph">
      <style:paragraph-properties fo:text-align="center"/>
      <style:text-properties style:font-name="Times New Roman" fo:font-size="24pt" style:font-size-asian="24pt" style:font-size-complex="24pt"/>
    </style:style>
    <style:style style:name="P6" style:parent-style-name="Standard" style:family="paragraph">
      <style:paragraph-properties fo:text-align="center" fo:line-height="150%"/>
      <style:text-properties style:font-name="Times New Roman"/>
    </style:style>
    <style:style style:name="P7" style:parent-style-name="Standard" style:family="paragraph">
      <style:paragraph-properties fo:text-align="center" fo:line-height="150%"/>
      <style:text-properties style:font-name="Times New Roman"/>
    </style:style>
    <style:style style:name="P8" style:parent-style-name="Standard" style:family="paragraph">
      <style:paragraph-properties fo:text-align="center" fo:line-height="150%"/>
      <style:text-properties style:font-name="Times New Roman"/>
    </style:style>
    <style:style style:name="P9" style:parent-style-name="Standard" style:family="paragraph">
      <style:paragraph-properties fo:text-align="center" fo:line-height="150%"/>
      <style:text-properties style:font-name="Times New Roman"/>
    </style:style>
    <style:style style:name="P10" style:parent-style-name="Standard" style:family="paragraph">
      <style:paragraph-properties fo:text-align="center" fo:line-height="150%"/>
      <style:text-properties style:font-name="Times New Roman"/>
    </style:style>
    <style:style style:name="P11" style:parent-style-name="Standard" style:family="paragraph">
      <style:paragraph-properties fo:text-align="center" fo:line-height="150%"/>
      <style:text-properties style:font-name="Times New Roman"/>
    </style:style>
    <style:style style:name="P12" style:parent-style-name="Standard" style:family="paragraph">
      <style:paragraph-properties fo:text-align="center" fo:line-height="150%"/>
    </style:style>
    <style:style style:name="T13" style:parent-style-name="DefaultParagraphFont" style:family="text">
      <style:text-properties style:font-name="Times New Roman" style:font-name-complex="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P16" style:parent-style-name="Standard" style:family="paragraph">
      <style:paragraph-properties fo:break-before="page" fo:line-height="150%"/>
      <style:text-properties style:font-name="Times New Roman" fo:font-style="italic" style:font-style-asian="italic" style:font-style-complex="italic"/>
    </style:style>
    <style:style style:name="P17" style:parent-style-name="Standard" style:family="paragraph">
      <style:paragraph-properties fo:line-height="150%"/>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fo:font-style="italic" style:font-style-asian="italic" style:font-style-complex="italic"/>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fo:font-style="italic" style:font-style-asian="italic" style:font-style-complex="italic" fo:language="fr" fo:country="FR"/>
    </style:style>
    <style:style style:name="T23" style:parent-style-name="DefaultParagraphFont" style:family="text">
      <style:text-properties style:font-name="Times New Roman" fo:font-style="italic" style:font-style-asian="italic" style:font-style-complex="italic"/>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fo:font-style="italic" style:font-style-asian="italic" style:font-style-complex="italic"/>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fo:font-style="italic" style:font-style-asian="italic" style:font-style-complex="italic"/>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style:style>
    <style:style style:name="P34" style:parent-style-name="Standard" style:family="paragraph">
      <style:paragraph-properties fo:line-height="150%"/>
      <style:text-properties style:font-name="Times New Roman"/>
    </style:style>
    <style:style style:name="P35" style:parent-style-name="Standard" style:family="paragraph">
      <style:paragraph-properties fo:line-height="150%"/>
      <style:text-properties style:font-name="Times New Roman" fo:font-style="italic" style:font-style-asian="italic" style:font-style-complex="italic"/>
    </style:style>
    <style:style style:name="P36" style:parent-style-name="Standard" style:family="paragraph">
      <style:paragraph-properties fo:line-height="150%"/>
      <style:text-properties style:font-name="Times New Roman" fo:font-style="italic" style:font-style-asian="italic" style:font-style-complex="italic"/>
    </style:style>
    <style:style style:name="P37" style:parent-style-name="Standard" style:family="paragraph">
      <style:paragraph-properties fo:line-height="150%"/>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fo:font-style="italic" style:font-style-asian="italic" style:font-style-complex="italic" fo:language="fr" fo:country="FR"/>
    </style:style>
    <style:style style:name="T43" style:parent-style-name="DefaultParagraphFont" style:family="text">
      <style:text-properties style:font-name="Times New Roman" fo:font-style="italic" style:font-style-asian="italic" style:font-style-complex="italic"/>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P46" style:parent-style-name="Standard" style:family="paragraph">
      <style:paragraph-properties fo:line-height="150%"/>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fo:font-style="italic" style:font-style-asian="italic" style:font-style-complex="italic"/>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P55" style:parent-style-name="Standard" style:family="paragraph">
      <style:paragraph-properties fo:line-height="150%"/>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fo:font-style="italic" style:font-style-asian="italic" style:font-style-complex="italic"/>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fo:font-style="italic" style:font-style-asian="italic" style:font-style-complex="italic"/>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fo:font-style="italic" style:font-style-asian="italic" style:font-style-complex="italic"/>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fo:font-style="italic" style:font-style-asian="italic" style:font-style-complex="italic"/>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fo:font-style="italic" style:font-style-asian="italic" style:font-style-complex="italic"/>
    </style:style>
    <style:style style:name="T73" style:parent-style-name="DefaultParagraphFont" style:family="text">
      <style:text-properties style:font-name="Times New Roman" fo:font-style="italic" style:font-style-asian="italic" style:font-style-complex="italic"/>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fo:font-style="italic" style:font-style-asian="italic" style:font-style-complex="italic"/>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fo:font-style="italic" style:font-style-asian="italic" style:font-style-complex="italic"/>
    </style:style>
    <style:style style:name="T79" style:parent-style-name="DefaultParagraphFont" style:family="text">
      <style:text-properties style:font-name="Times New Roman"/>
    </style:style>
    <style:style style:name="P80" style:parent-style-name="Standard" style:family="paragraph">
      <style:paragraph-properties fo:line-height="150%"/>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fo:font-style="italic" style:font-style-asian="italic" style:font-style-complex="italic"/>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fo:font-style="italic" style:font-style-asian="italic" style:font-style-complex="italic"/>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fo:font-style="italic" style:font-style-asian="italic" style:font-style-complex="italic"/>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fo:font-style="italic" style:font-style-asian="italic" style:font-style-complex="italic" fo:language="fr" fo:country="FR"/>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fo:font-style="italic" style:font-style-asian="italic" style:font-style-complex="italic" fo:language="fr" fo:country="FR"/>
    </style:style>
    <style:style style:name="T92" style:parent-style-name="DefaultParagraphFont" style:family="text">
      <style:text-properties style:font-name="Times New Roman" fo:font-style="italic" style:font-style-asian="italic" style:font-style-complex="italic" fo:language="fr" fo:country="FR"/>
    </style:style>
    <style:style style:name="T93" style:parent-style-name="DefaultParagraphFont" style:family="text">
      <style:text-properties style:font-name="Times New Roman" fo:font-style="italic" style:font-style-asian="italic" style:font-style-complex="italic"/>
    </style:style>
    <style:style style:name="T94" style:parent-style-name="DefaultParagraphFont" style:family="text">
      <style:text-properties style:font-name="Times New Roman" fo:font-style="italic" style:font-style-asian="italic" style:font-style-complex="italic" fo:language="fr" fo:country="FR"/>
    </style:style>
    <style:style style:name="T95" style:parent-style-name="DefaultParagraphFont" style:family="text">
      <style:text-properties style:font-name="Times New Roman"/>
    </style:style>
    <style:style style:name="P96" style:parent-style-name="Standard" style:family="paragraph">
      <style:paragraph-properties fo:line-height="150%"/>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fo:font-style="italic" style:font-style-asian="italic" style:font-style-complex="italic"/>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fo:font-style="italic" style:font-style-asian="italic" style:font-style-complex="italic"/>
    </style:style>
    <style:style style:name="T101" style:parent-style-name="DefaultParagraphFont" style:family="text">
      <style:text-properties style:font-name="Times New Roman" fo:font-style="italic" style:font-style-asian="italic" style:font-style-complex="italic"/>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fo:font-style="italic" style:font-style-asian="italic" style:font-style-complex="italic"/>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fo:font-style="italic" style:font-style-asian="italic" style:font-style-complex="italic"/>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fo:font-style="italic" style:font-style-asian="italic" style:font-style-complex="italic"/>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fo:font-style="italic" style:font-style-asian="italic" style:font-style-complex="italic"/>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fo:font-style="italic" style:font-style-asian="italic" style:font-style-complex="italic"/>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fo:font-style="italic" style:font-style-asian="italic" style:font-style-complex="italic"/>
    </style:style>
    <style:style style:name="T115" style:parent-style-name="DefaultParagraphFont" style:family="text">
      <style:text-properties style:font-name="Times New Roman"/>
    </style:style>
    <style:style style:name="T116" style:parent-style-name="DefaultParagraphFont" style:family="text">
      <style:text-properties style:font-name="Times New Roman" fo:font-style="italic" style:font-style-asian="italic" style:font-style-complex="italic" fo:language="fr" fo:country="FR"/>
    </style:style>
    <style:style style:name="T117" style:parent-style-name="DefaultParagraphFont" style:family="text">
      <style:text-properties style:font-name="Times New Roman" fo:font-style="italic" style:font-style-asian="italic" style:font-style-complex="italic"/>
    </style:style>
    <style:style style:name="T118" style:parent-style-name="DefaultParagraphFont" style:family="text">
      <style:text-properties style:font-name="Times New Roman"/>
    </style:style>
    <style:style style:name="T119" style:parent-style-name="DefaultParagraphFont" style:family="text">
      <style:text-properties style:font-name="Times New Roman"/>
    </style:style>
    <style:style style:name="T120" style:parent-style-name="DefaultParagraphFont" style:family="text">
      <style:text-properties style:font-name="Times New Roman" fo:font-style="italic" style:font-style-asian="italic" style:font-style-complex="italic"/>
    </style:style>
    <style:style style:name="T121" style:parent-style-name="DefaultParagraphFont" style:family="text">
      <style:text-properties style:font-name="Times New Roman"/>
    </style:style>
    <style:style style:name="P122" style:parent-style-name="Standard" style:family="paragraph">
      <style:paragraph-properties fo:line-height="150%"/>
      <style:text-properties style:font-name="Times New Roman"/>
    </style:style>
    <style:style style:name="P123" style:parent-style-name="Standard" style:family="paragraph">
      <style:paragraph-properties fo:line-height="150%"/>
      <style:text-properties style:font-name="Times New Roman" fo:font-style="italic" style:font-style-asian="italic" style:font-style-complex="italic"/>
    </style:style>
    <style:style style:name="P124" style:parent-style-name="Standard" style:family="paragraph">
      <style:paragraph-properties fo:line-height="150%"/>
      <style:text-properties style:font-name="Times New Roman" fo:font-style="italic" style:font-style-asian="italic" style:font-style-complex="italic"/>
    </style:style>
    <style:style style:name="P125" style:parent-style-name="Standard" style:family="paragraph">
      <style:paragraph-properties fo:line-height="150%"/>
    </style:style>
    <style:style style:name="T126" style:parent-style-name="DefaultParagraphFont" style:family="text">
      <style:text-properties style:font-name="Times New Roman" fo:font-style="italic" style:font-style-asian="italic" style:font-style-complex="italic"/>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fo:font-style="italic" style:font-style-asian="italic" style:font-style-complex="italic" fo:language="fr" fo:country="FR"/>
    </style:style>
    <style:style style:name="T130" style:parent-style-name="DefaultParagraphFont" style:family="text">
      <style:text-properties style:font-name="Times New Roman"/>
    </style:style>
    <style:style style:name="T131" style:parent-style-name="DefaultParagraphFont" style:family="text">
      <style:text-properties style:font-name="Times New Roman"/>
    </style:style>
    <style:style style:name="T132" style:parent-style-name="DefaultParagraphFont" style:family="text">
      <style:text-properties style:font-name="Times New Roman"/>
    </style:style>
    <style:style style:name="T133" style:parent-style-name="DefaultParagraphFont" style:family="text">
      <style:text-properties style:font-name="Times New Roman"/>
    </style:style>
    <style:style style:name="T134" style:parent-style-name="DefaultParagraphFont" style:family="text">
      <style:text-properties style:font-name="Times New Roman"/>
    </style:style>
    <style:style style:name="T135" style:parent-style-name="DefaultParagraphFont" style:family="text">
      <style:text-properties style:font-name="Times New Roman" fo:font-style="italic" style:font-style-asian="italic" style:font-style-complex="italic"/>
    </style:style>
    <style:style style:name="T136" style:parent-style-name="DefaultParagraphFont" style:family="text">
      <style:text-properties style:font-name="Times New Roman"/>
    </style:style>
    <style:style style:name="P137" style:parent-style-name="Standard" style:family="paragraph">
      <style:paragraph-properties fo:line-height="150%"/>
    </style:style>
    <style:style style:name="T138" style:parent-style-name="DefaultParagraphFont" style:family="text">
      <style:text-properties style:font-name="Times New Roman"/>
    </style:style>
    <style:style style:name="T139" style:parent-style-name="DefaultParagraphFont" style:family="text">
      <style:text-properties style:font-name="Times New Roman"/>
    </style:style>
    <style:style style:name="T140" style:parent-style-name="DefaultParagraphFont" style:family="text">
      <style:text-properties style:font-name="Times New Roman"/>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style:style>
    <style:style style:name="T143" style:parent-style-name="DefaultParagraphFont" style:family="text">
      <style:text-properties style:font-name="Times New Roman"/>
    </style:style>
    <style:style style:name="P144" style:parent-style-name="Standard" style:family="paragraph">
      <style:paragraph-properties fo:line-height="150%"/>
    </style:style>
    <style:style style:name="T145" style:parent-style-name="DefaultParagraphFont" style:family="text">
      <style:text-properties style:font-name="Times New Roman"/>
    </style:style>
    <style:style style:name="T146" style:parent-style-name="DefaultParagraphFont" style:family="text">
      <style:text-properties style:font-name="Times New Roman" fo:font-style="italic" style:font-style-asian="italic" style:font-style-complex="italic" fo:language="fr" fo:country="FR"/>
    </style:style>
    <style:style style:name="T147" style:parent-style-name="DefaultParagraphFont" style:family="text">
      <style:text-properties style:font-name="Times New Roman" fo:font-style="italic" style:font-style-asian="italic" style:font-style-complex="italic"/>
    </style:style>
    <style:style style:name="T148" style:parent-style-name="DefaultParagraphFont" style:family="text">
      <style:text-properties style:font-name="Times New Roman"/>
    </style:style>
    <style:style style:name="T149" style:parent-style-name="DefaultParagraphFont" style:family="text">
      <style:text-properties style:font-name="Times New Roman"/>
    </style:style>
    <style:style style:name="P150" style:parent-style-name="Standard" style:family="paragraph">
      <style:paragraph-properties fo:line-height="150%"/>
      <style:text-properties style:font-name="Times New Roman"/>
    </style:style>
    <style:style style:name="P151" style:parent-style-name="Standard" style:family="paragraph">
      <style:paragraph-properties fo:line-height="150%"/>
      <style:text-properties style:font-name="Times New Roman" fo:font-style="italic" style:font-style-asian="italic" style:font-style-complex="italic"/>
    </style:style>
    <style:style style:name="P152" style:parent-style-name="Standard" style:family="paragraph">
      <style:paragraph-properties fo:line-height="150%"/>
      <style:text-properties style:font-name="Times New Roman" fo:font-style="italic" style:font-style-asian="italic" style:font-style-complex="italic"/>
    </style:style>
    <style:style style:name="P153" style:parent-style-name="Standard" style:family="paragraph">
      <style:paragraph-properties fo:line-height="150%"/>
      <style:text-properties style:font-name="Times New Roman"/>
    </style:style>
    <style:style style:name="P154" style:parent-style-name="Standard" style:family="paragraph">
      <style:paragraph-properties fo:line-height="150%"/>
      <style:text-properties style:font-name="Times New Roman"/>
    </style:style>
    <style:style style:name="P155" style:parent-style-name="Standard" style:family="paragraph">
      <style:paragraph-properties fo:line-height="150%"/>
      <style:text-properties style:font-name="Times New Roman"/>
    </style:style>
    <style:style style:name="P156" style:parent-style-name="Standard" style:family="paragraph">
      <style:paragraph-properties fo:line-height="150%"/>
      <style:text-properties style:font-name="Times New Roman" fo:font-style="italic" style:font-style-asian="italic" style:font-style-complex="italic"/>
    </style:style>
    <style:style style:name="P157" style:parent-style-name="Standard" style:family="paragraph">
      <style:paragraph-properties fo:line-height="150%"/>
      <style:text-properties style:font-name="Times New Roman" fo:font-style="italic" style:font-style-asian="italic" style:font-style-complex="italic"/>
    </style:style>
    <style:style style:name="P158" style:parent-style-name="Standard" style:family="paragraph">
      <style:paragraph-properties fo:line-height="150%"/>
    </style:style>
    <style:style style:name="T159" style:parent-style-name="DefaultParagraphFont" style:family="text">
      <style:text-properties style:font-name="Times New Roman"/>
    </style:style>
    <style:style style:name="T160" style:parent-style-name="DefaultParagraphFont" style:family="text">
      <style:text-properties style:font-name="Times New Roman"/>
    </style:style>
    <style:style style:name="T161" style:parent-style-name="DefaultParagraphFont" style:family="text">
      <style:text-properties style:font-name="Times New Roman" fo:font-style="italic" style:font-style-asian="italic" style:font-style-complex="italic"/>
    </style:style>
    <style:style style:name="T162" style:parent-style-name="DefaultParagraphFont" style:family="text">
      <style:text-properties style:font-name="Times New Roman"/>
    </style:style>
    <style:style style:name="T163" style:parent-style-name="DefaultParagraphFont" style:family="text">
      <style:text-properties style:font-name="Times New Roman" fo:font-style="italic" style:font-style-asian="italic" style:font-style-complex="italic"/>
    </style:style>
    <style:style style:name="T164" style:parent-style-name="DefaultParagraphFont" style:family="text">
      <style:text-properties style:font-name="Times New Roman" fo:font-style="italic" style:font-style-asian="italic" style:font-style-complex="italic" fo:language="fr" fo:country="FR"/>
    </style:style>
    <style:style style:name="T165" style:parent-style-name="DefaultParagraphFont" style:family="text">
      <style:text-properties style:font-name="Times New Roman"/>
    </style:style>
    <style:style style:name="T166" style:parent-style-name="DefaultParagraphFont" style:family="text">
      <style:text-properties style:font-name="Times New Roman" fo:language="fr" fo:country="FR"/>
    </style:style>
    <style:style style:name="T167" style:parent-style-name="DefaultParagraphFont" style:family="text">
      <style:text-properties style:font-name="Times New Roman"/>
    </style:style>
    <style:style style:name="T168" style:parent-style-name="DefaultParagraphFont" style:family="text">
      <style:text-properties style:font-name="Times New Roman" fo:font-style="italic" style:font-style-asian="italic" style:font-style-complex="italic" fo:language="fr" fo:country="FR"/>
    </style:style>
    <style:style style:name="T169" style:parent-style-name="DefaultParagraphFont" style:family="text">
      <style:text-properties style:font-name="Times New Roman" fo:font-style="italic" style:font-style-asian="italic" style:font-style-complex="italic"/>
    </style:style>
    <style:style style:name="T170" style:parent-style-name="DefaultParagraphFont" style:family="text">
      <style:text-properties style:font-name="Times New Roman"/>
    </style:style>
    <style:style style:name="T171" style:parent-style-name="DefaultParagraphFont" style:family="text">
      <style:text-properties style:font-name="Times New Roman" fo:font-style="italic" style:font-style-asian="italic" style:font-style-complex="italic" fo:language="fr" fo:country="FR"/>
    </style:style>
    <style:style style:name="T172" style:parent-style-name="DefaultParagraphFont" style:family="text">
      <style:text-properties style:font-name="Times New Roman"/>
    </style:style>
    <style:style style:name="T173" style:parent-style-name="DefaultParagraphFont" style:family="text">
      <style:text-properties style:font-name="Times New Roman" fo:font-style="italic" style:font-style-asian="italic" style:font-style-complex="italic"/>
    </style:style>
    <style:style style:name="T174" style:parent-style-name="DefaultParagraphFont" style:family="text">
      <style:text-properties style:font-name="Times New Roman" fo:font-style="italic" style:font-style-asian="italic" style:font-style-complex="italic" fo:language="fr" fo:country="FR"/>
    </style:style>
    <style:style style:name="T175" style:parent-style-name="DefaultParagraphFont" style:family="text">
      <style:text-properties style:font-name="Times New Roman" fo:font-style="italic" style:font-style-asian="italic" style:font-style-complex="italic"/>
    </style:style>
    <style:style style:name="T176" style:parent-style-name="DefaultParagraphFont" style:family="text">
      <style:text-properties style:font-name="Times New Roman"/>
    </style:style>
    <style:style style:name="T177" style:parent-style-name="DefaultParagraphFont" style:family="text">
      <style:text-properties style:font-name="Times New Roman"/>
    </style:style>
    <style:style style:name="T178" style:parent-style-name="DefaultParagraphFont" style:family="text">
      <style:text-properties style:font-name="Times New Roman" fo:font-style="italic" style:font-style-asian="italic" style:font-style-complex="italic"/>
    </style:style>
    <style:style style:name="T179" style:parent-style-name="DefaultParagraphFont" style:family="text">
      <style:text-properties style:font-name="Times New Roman"/>
    </style:style>
    <style:style style:name="T180" style:parent-style-name="DefaultParagraphFont" style:family="text">
      <style:text-properties style:font-name="Times New Roman" style:text-position="super 66.6%"/>
    </style:style>
    <style:style style:name="T181" style:parent-style-name="DefaultParagraphFont" style:family="text">
      <style:text-properties style:font-name="Times New Roman"/>
    </style:style>
    <style:style style:name="T182" style:parent-style-name="DefaultParagraphFont" style:family="text">
      <style:text-properties style:font-name="Times New Roman" style:text-position="super 66.6%"/>
    </style:style>
    <style:style style:name="T183" style:parent-style-name="DefaultParagraphFont" style:family="text">
      <style:text-properties style:font-name="Times New Roman"/>
    </style:style>
    <style:style style:name="T184" style:parent-style-name="DefaultParagraphFont" style:family="text">
      <style:text-properties style:font-name="Times New Roman" fo:font-style="italic" style:font-style-asian="italic" style:font-style-complex="italic" fo:language="fr" fo:country="FR"/>
    </style:style>
    <style:style style:name="T185" style:parent-style-name="DefaultParagraphFont" style:family="text">
      <style:text-properties style:font-name="Times New Roman" fo:font-style="italic" style:font-style-asian="italic" style:font-style-complex="italic"/>
    </style:style>
    <style:style style:name="T186" style:parent-style-name="DefaultParagraphFont" style:family="text">
      <style:text-properties style:font-name="Times New Roman"/>
    </style:style>
    <style:style style:name="T187" style:parent-style-name="DefaultParagraphFont" style:family="text">
      <style:text-properties style:font-name="Times New Roman"/>
    </style:style>
    <style:style style:name="T188" style:parent-style-name="DefaultParagraphFont" style:family="text">
      <style:text-properties style:font-name="Times New Roman"/>
    </style:style>
    <style:style style:name="T189" style:parent-style-name="DefaultParagraphFont" style:family="text">
      <style:text-properties style:font-name="Times New Roman" fo:font-style="italic" style:font-style-asian="italic" style:font-style-complex="italic"/>
    </style:style>
    <style:style style:name="T190" style:parent-style-name="DefaultParagraphFont" style:family="text">
      <style:text-properties style:font-name="Times New Roman"/>
    </style:style>
    <style:style style:name="T191" style:parent-style-name="DefaultParagraphFont" style:family="text">
      <style:text-properties style:font-name="Times New Roman" fo:font-style="italic" style:font-style-asian="italic" style:font-style-complex="italic" fo:language="fr" fo:country="FR"/>
    </style:style>
    <style:style style:name="T192" style:parent-style-name="DefaultParagraphFont" style:family="text">
      <style:text-properties style:font-name="Times New Roman" fo:font-style="italic" style:font-style-asian="italic" style:font-style-complex="italic"/>
    </style:style>
    <style:style style:name="T193" style:parent-style-name="DefaultParagraphFont" style:family="text">
      <style:text-properties style:font-name="Times New Roman"/>
    </style:style>
    <style:style style:name="T194" style:parent-style-name="DefaultParagraphFont" style:family="text">
      <style:text-properties style:font-name="Times New Roman" fo:font-style="italic" style:font-style-asian="italic" style:font-style-complex="italic"/>
    </style:style>
    <style:style style:name="T195" style:parent-style-name="DefaultParagraphFont" style:family="text">
      <style:text-properties style:font-name="Times New Roman"/>
    </style:style>
    <style:style style:name="T196" style:parent-style-name="DefaultParagraphFont" style:family="text">
      <style:text-properties style:font-name="Times New Roman" style:text-position="super 66.6%"/>
    </style:style>
    <style:style style:name="T197" style:parent-style-name="DefaultParagraphFont" style:family="text">
      <style:text-properties style:font-name="Times New Roman"/>
    </style:style>
    <style:style style:name="P198" style:parent-style-name="Standard" style:family="paragraph">
      <style:paragraph-properties fo:line-height="150%"/>
    </style:style>
    <style:style style:name="T199" style:parent-style-name="DefaultParagraphFont" style:family="text">
      <style:text-properties style:font-name="Times New Roman"/>
    </style:style>
    <style:style style:name="T200" style:parent-style-name="DefaultParagraphFont" style:family="text">
      <style:text-properties style:font-name="Times New Roman" fo:font-style="italic" style:font-style-asian="italic" style:font-style-complex="italic"/>
    </style:style>
    <style:style style:name="T201" style:parent-style-name="DefaultParagraphFont" style:family="text">
      <style:text-properties style:font-name="Times New Roman"/>
    </style:style>
    <style:style style:name="T202" style:parent-style-name="DefaultParagraphFont" style:family="text">
      <style:text-properties style:font-name="Times New Roman" style:text-position="super 66.6%"/>
    </style:style>
    <style:style style:name="T203" style:parent-style-name="DefaultParagraphFont" style:family="text">
      <style:text-properties style:font-name="Times New Roman"/>
    </style:style>
    <style:style style:name="T204" style:parent-style-name="DefaultParagraphFont" style:family="text">
      <style:text-properties style:font-name="Times New Roman" style:text-position="super 66.6%"/>
    </style:style>
    <style:style style:name="T205" style:parent-style-name="DefaultParagraphFont" style:family="text">
      <style:text-properties style:font-name="Times New Roman"/>
    </style:style>
    <style:style style:name="T206" style:parent-style-name="DefaultParagraphFont" style:family="text">
      <style:text-properties style:font-name="Times New Roman" fo:font-style="italic" style:font-style-asian="italic" style:font-style-complex="italic"/>
    </style:style>
    <style:style style:name="T207" style:parent-style-name="DefaultParagraphFont" style:family="text">
      <style:text-properties style:font-name="Times New Roman"/>
    </style:style>
    <style:style style:name="T208" style:parent-style-name="DefaultParagraphFont" style:family="text">
      <style:text-properties style:font-name="Times New Roman"/>
    </style:style>
    <style:style style:name="T209" style:parent-style-name="DefaultParagraphFont" style:family="text">
      <style:text-properties style:font-name="Times New Roman" fo:font-style="italic" style:font-style-asian="italic" style:font-style-complex="italic"/>
    </style:style>
    <style:style style:name="T210" style:parent-style-name="DefaultParagraphFont" style:family="text">
      <style:text-properties style:font-name="Times New Roman"/>
    </style:style>
    <style:style style:name="T211" style:parent-style-name="DefaultParagraphFont" style:family="text">
      <style:text-properties style:font-name="Times New Roman" fo:font-style="italic" style:font-style-asian="italic" style:font-style-complex="italic"/>
    </style:style>
    <style:style style:name="T212" style:parent-style-name="DefaultParagraphFont" style:family="text">
      <style:text-properties style:font-name="Times New Roman"/>
    </style:style>
    <style:style style:name="T213" style:parent-style-name="DefaultParagraphFont" style:family="text">
      <style:text-properties style:font-name="Times New Roman" fo:font-style="italic" style:font-style-asian="italic" style:font-style-complex="italic"/>
    </style:style>
    <style:style style:name="T214" style:parent-style-name="DefaultParagraphFont" style:family="text">
      <style:text-properties style:font-name="Times New Roman"/>
    </style:style>
    <style:style style:name="T215" style:parent-style-name="DefaultParagraphFont" style:family="text">
      <style:text-properties style:font-name="Times New Roman" fo:font-style="italic" style:font-style-asian="italic" style:font-style-complex="italic"/>
    </style:style>
    <style:style style:name="T216" style:parent-style-name="DefaultParagraphFont" style:family="text">
      <style:text-properties style:font-name="Times New Roman"/>
    </style:style>
    <style:style style:name="T217" style:parent-style-name="DefaultParagraphFont" style:family="text">
      <style:text-properties style:font-name="Times New Roman"/>
    </style:style>
    <style:style style:name="T218" style:parent-style-name="DefaultParagraphFont" style:family="text">
      <style:text-properties style:font-name="Times New Roman"/>
    </style:style>
    <style:style style:name="T219" style:parent-style-name="DefaultParagraphFont" style:family="text">
      <style:text-properties style:font-name="Times New Roman" fo:font-style="italic" style:font-style-asian="italic" style:font-style-complex="italic"/>
    </style:style>
    <style:style style:name="T220" style:parent-style-name="DefaultParagraphFont" style:family="text">
      <style:text-properties style:font-name="Times New Roman" fo:font-style="italic" style:font-style-asian="italic" style:font-style-complex="italic"/>
    </style:style>
    <style:style style:name="T221" style:parent-style-name="DefaultParagraphFont" style:family="text">
      <style:text-properties style:font-name="Times New Roman"/>
    </style:style>
    <style:style style:name="T222" style:parent-style-name="DefaultParagraphFont" style:family="text">
      <style:text-properties style:font-name="Times New Roman" fo:font-style="italic" style:font-style-asian="italic" style:font-style-complex="italic"/>
    </style:style>
    <style:style style:name="T223" style:parent-style-name="DefaultParagraphFont" style:family="text">
      <style:text-properties style:font-name="Times New Roman"/>
    </style:style>
    <style:style style:name="T224" style:parent-style-name="DefaultParagraphFont" style:family="text">
      <style:text-properties style:font-name="Times New Roman"/>
    </style:style>
    <style:style style:name="T225" style:parent-style-name="DefaultParagraphFont" style:family="text">
      <style:text-properties style:font-name="Times New Roman"/>
    </style:style>
    <style:style style:name="T226" style:parent-style-name="DefaultParagraphFont" style:family="text">
      <style:text-properties style:font-name="Times New Roman"/>
    </style:style>
    <style:style style:name="P227" style:parent-style-name="Standard" style:family="paragraph">
      <style:paragraph-properties fo:line-height="150%"/>
    </style:style>
    <style:style style:name="T228" style:parent-style-name="DefaultParagraphFont" style:family="text">
      <style:text-properties style:font-name="Times New Roman"/>
    </style:style>
    <style:style style:name="T229" style:parent-style-name="DefaultParagraphFont" style:family="text">
      <style:text-properties style:font-name="Times New Roman" fo:font-style="italic" style:font-style-asian="italic" style:font-style-complex="italic"/>
    </style:style>
    <style:style style:name="T230" style:parent-style-name="DefaultParagraphFont" style:family="text">
      <style:text-properties style:font-name="Times New Roman"/>
    </style:style>
    <style:style style:name="T231" style:parent-style-name="DefaultParagraphFont" style:family="text">
      <style:text-properties style:font-name="Times New Roman" style:text-position="super 66.6%"/>
    </style:style>
    <style:style style:name="T232" style:parent-style-name="DefaultParagraphFont" style:family="text">
      <style:text-properties style:font-name="Times New Roman"/>
    </style:style>
    <style:style style:name="T233" style:parent-style-name="DefaultParagraphFont" style:family="text">
      <style:text-properties style:font-name="Times New Roman"/>
    </style:style>
    <style:style style:name="T234" style:parent-style-name="DefaultParagraphFont" style:family="text">
      <style:text-properties style:font-name="Times New Roman" fo:font-style="italic" style:font-style-asian="italic" style:font-style-complex="italic" fo:language="fr" fo:country="FR"/>
    </style:style>
    <style:style style:name="T235" style:parent-style-name="DefaultParagraphFont" style:family="text">
      <style:text-properties style:font-name="Times New Roman" fo:font-style="italic" style:font-style-asian="italic" style:font-style-complex="italic"/>
    </style:style>
    <style:style style:name="T236" style:parent-style-name="DefaultParagraphFont" style:family="text">
      <style:text-properties style:font-name="Times New Roman"/>
    </style:style>
    <style:style style:name="T237" style:parent-style-name="DefaultParagraphFont" style:family="text">
      <style:text-properties style:font-name="Times New Roman"/>
    </style:style>
    <style:style style:name="T238" style:parent-style-name="DefaultParagraphFont" style:family="text">
      <style:text-properties style:font-name="Times New Roman"/>
    </style:style>
    <style:style style:name="T239" style:parent-style-name="DefaultParagraphFont" style:family="text">
      <style:text-properties style:font-name="Times New Roman" style:text-position="super 66.6%"/>
    </style:style>
    <style:style style:name="T240" style:parent-style-name="DefaultParagraphFont" style:family="text">
      <style:text-properties style:font-name="Times New Roman"/>
    </style:style>
    <style:style style:name="T241" style:parent-style-name="DefaultParagraphFont" style:family="text">
      <style:text-properties style:font-name="Times New Roman" style:text-position="super 66.6%"/>
    </style:style>
    <style:style style:name="T242" style:parent-style-name="DefaultParagraphFont" style:family="text">
      <style:text-properties style:font-name="Times New Roman"/>
    </style:style>
    <style:style style:name="T243" style:parent-style-name="DefaultParagraphFont" style:family="text">
      <style:text-properties style:font-name="Times New Roman" style:text-position="super 66.6%"/>
    </style:style>
    <style:style style:name="T244" style:parent-style-name="DefaultParagraphFont" style:family="text">
      <style:text-properties style:font-name="Times New Roman"/>
    </style:style>
    <style:style style:name="T245" style:parent-style-name="DefaultParagraphFont" style:family="text">
      <style:text-properties style:font-name="Times New Roman" style:text-position="super 66.6%"/>
    </style:style>
    <style:style style:name="T246" style:parent-style-name="DefaultParagraphFont" style:family="text">
      <style:text-properties style:font-name="Times New Roman"/>
    </style:style>
    <style:style style:name="T247" style:parent-style-name="DefaultParagraphFont" style:family="text">
      <style:text-properties style:font-name="Times New Roman"/>
    </style:style>
    <style:style style:name="T248" style:parent-style-name="DefaultParagraphFont" style:family="text">
      <style:text-properties style:font-name="Times New Roman"/>
    </style:style>
    <style:style style:name="T249" style:parent-style-name="DefaultParagraphFont" style:family="text">
      <style:text-properties style:font-name="Times New Roman" fo:language="fr" fo:country="FR"/>
    </style:style>
    <style:style style:name="T250" style:parent-style-name="DefaultParagraphFont" style:family="text">
      <style:text-properties style:font-name="Times New Roman" fo:font-style="italic" style:font-style-asian="italic" style:font-style-complex="italic"/>
    </style:style>
    <style:style style:name="T251" style:parent-style-name="DefaultParagraphFont" style:family="text">
      <style:text-properties style:font-name="Times New Roman"/>
    </style:style>
    <style:style style:name="T252" style:parent-style-name="DefaultParagraphFont" style:family="text">
      <style:text-properties style:font-name="Times New Roman"/>
    </style:style>
    <style:style style:name="T253" style:parent-style-name="DefaultParagraphFont" style:family="text">
      <style:text-properties style:font-name="Times New Roman"/>
    </style:style>
    <style:style style:name="T254" style:parent-style-name="DefaultParagraphFont" style:family="text">
      <style:text-properties style:font-name="Times New Roman"/>
    </style:style>
    <style:style style:name="T255" style:parent-style-name="DefaultParagraphFont" style:family="text">
      <style:text-properties style:font-name="Times New Roman" fo:font-style="italic" style:font-style-asian="italic" style:font-style-complex="italic" fo:language="fr" fo:country="FR"/>
    </style:style>
    <style:style style:name="T256" style:parent-style-name="DefaultParagraphFont" style:family="text">
      <style:text-properties style:font-name="Times New Roman"/>
    </style:style>
    <style:style style:name="T257" style:parent-style-name="DefaultParagraphFont" style:family="text">
      <style:text-properties style:font-name="Times New Roman" fo:font-style="italic" style:font-style-asian="italic" style:font-style-complex="italic" fo:language="fr" fo:country="FR"/>
    </style:style>
    <style:style style:name="T258" style:parent-style-name="DefaultParagraphFont" style:family="text">
      <style:text-properties style:font-name="Times New Roman"/>
    </style:style>
    <style:style style:name="T259" style:parent-style-name="DefaultParagraphFont" style:family="text">
      <style:text-properties style:font-name="Times New Roman"/>
    </style:style>
    <style:style style:name="T260" style:parent-style-name="DefaultParagraphFont" style:family="text">
      <style:text-properties style:font-name="Times New Roman"/>
    </style:style>
    <style:style style:name="T261" style:parent-style-name="DefaultParagraphFont" style:family="text">
      <style:text-properties style:font-name="Times New Roman" fo:font-style="italic" style:font-style-asian="italic" style:font-style-complex="italic" fo:language="fr" fo:country="FR"/>
    </style:style>
    <style:style style:name="T262" style:parent-style-name="DefaultParagraphFont" style:family="text">
      <style:text-properties style:font-name="Times New Roman" fo:font-style="italic" style:font-style-asian="italic" style:font-style-complex="italic"/>
    </style:style>
    <style:style style:name="T263" style:parent-style-name="DefaultParagraphFont" style:family="text">
      <style:text-properties style:font-name="Times New Roman"/>
    </style:style>
    <style:style style:name="T264" style:parent-style-name="DefaultParagraphFont" style:family="text">
      <style:text-properties style:font-name="Times New Roman"/>
    </style:style>
    <style:style style:name="T265" style:parent-style-name="DefaultParagraphFont" style:family="text">
      <style:text-properties style:font-name="Times New Roman"/>
    </style:style>
    <style:style style:name="P266" style:parent-style-name="Standard" style:family="paragraph">
      <style:paragraph-properties fo:line-height="150%"/>
    </style:style>
    <style:style style:name="T267" style:parent-style-name="DefaultParagraphFont" style:family="text">
      <style:text-properties style:font-name="Times New Roman"/>
    </style:style>
    <style:style style:name="T268" style:parent-style-name="DefaultParagraphFont" style:family="text">
      <style:text-properties style:font-name="Times New Roman"/>
    </style:style>
    <style:style style:name="P269" style:parent-style-name="Standard" style:family="paragraph">
      <style:paragraph-properties fo:line-height="150%"/>
      <style:text-properties style:font-name="Times New Roman" fo:font-size="10.5pt" style:font-size-asian="10.5pt"/>
    </style:style>
    <style:style style:name="P270" style:parent-style-name="Standard" style:family="paragraph">
      <style:paragraph-properties fo:line-height="150%"/>
    </style:style>
    <style:style style:name="T271" style:parent-style-name="DefaultParagraphFont" style:family="text">
      <style:text-properties style:font-name="Times New Roman" fo:font-size="10.5pt" style:font-size-asian="10.5pt"/>
    </style:style>
    <style:style style:name="P272" style:parent-style-name="Standard" style:family="paragraph">
      <style:paragraph-properties fo:line-height="150%"/>
      <style:text-properties style:font-name="Times New Roman" fo:font-size="10.5pt" style:font-size-asian="10.5pt"/>
    </style:style>
    <style:style style:name="P273" style:parent-style-name="Standard" style:family="paragraph">
      <style:paragraph-properties fo:line-height="150%"/>
      <style:text-properties style:font-name="Times New Roman" fo:font-style="italic" style:font-style-asian="italic" style:font-style-complex="italic" fo:font-size="10.5pt" style:font-size-asian="10.5pt"/>
    </style:style>
    <style:style style:name="P274" style:parent-style-name="Standard" style:family="paragraph">
      <style:paragraph-properties fo:line-height="150%"/>
      <style:text-properties style:font-name="Times New Roman" fo:font-style="italic" style:font-style-asian="italic" style:font-style-complex="italic" fo:font-size="10.5pt" style:font-size-asian="10.5pt"/>
    </style:style>
    <style:style style:name="P275" style:parent-style-name="Standard" style:family="paragraph">
      <style:paragraph-properties fo:line-height="150%"/>
    </style:style>
    <style:style style:name="T276" style:parent-style-name="DefaultParagraphFont" style:family="text">
      <style:text-properties style:font-name="Times New Roman" fo:font-style="italic" style:font-style-asian="italic" style:font-style-complex="italic" fo:font-size="10.5pt" style:font-size-asian="10.5pt"/>
    </style:style>
    <style:style style:name="T277" style:parent-style-name="DefaultParagraphFont" style:family="text">
      <style:text-properties style:font-name="Times New Roman" fo:font-style="italic" style:font-style-asian="italic" style:font-style-complex="italic" fo:font-size="10.5pt" style:font-size-asian="10.5pt"/>
    </style:style>
    <style:style style:name="P278" style:parent-style-name="Standard" style:family="paragraph">
      <style:paragraph-properties fo:line-height="150%"/>
      <style:text-properties style:font-name="Times New Roman" fo:font-size="10.5pt" style:font-size-asian="10.5pt"/>
    </style:style>
    <style:style style:name="P279" style:parent-style-name="Standard" style:family="paragraph">
      <style:paragraph-properties fo:line-height="150%"/>
      <style:text-properties style:font-name="Times New Roman" fo:font-style="italic" style:font-style-asian="italic" style:font-style-complex="italic" fo:font-size="10.5pt" style:font-size-asian="10.5pt"/>
    </style:style>
    <style:style style:name="P280" style:parent-style-name="Standard" style:family="paragraph">
      <style:paragraph-properties fo:line-height="150%"/>
      <style:text-properties style:font-name="Times New Roman" fo:font-style="italic" style:font-style-asian="italic" style:font-style-complex="italic" fo:font-size="10.5pt" style:font-size-asian="10.5pt"/>
    </style:style>
    <style:style style:name="P281" style:parent-style-name="Standard" style:family="paragraph">
      <style:paragraph-properties fo:line-height="150%"/>
      <style:text-properties style:font-name="Times New Roman" fo:font-style="italic" style:font-style-asian="italic" style:font-style-complex="italic"/>
    </style:style>
    <style:style style:name="P282" style:parent-style-name="Standard" style:family="paragraph">
      <style:paragraph-properties fo:line-height="150%"/>
      <style:text-properties style:font-name="Times New Roman" fo:font-style="italic" style:font-style-asian="italic" style:font-style-complex="italic"/>
    </style:style>
    <style:style style:name="P283" style:parent-style-name="Standard" style:family="paragraph">
      <style:paragraph-properties fo:line-height="150%"/>
      <style:text-properties style:font-name="Times New Roman"/>
    </style:style>
    <style:style style:name="P284" style:parent-style-name="Standard" style:family="paragraph">
      <style:paragraph-properties fo:line-height="150%"/>
      <style:text-properties style:font-name="Times New Roman"/>
    </style:style>
    <style:style style:name="P285" style:parent-style-name="Standard" style:family="paragraph">
      <style:paragraph-properties fo:line-height="150%"/>
      <style:text-properties style:font-name="Times New Roman" fo:font-size="10.5pt" style:font-size-asian="10.5pt"/>
    </style:style>
    <style:style style:name="P286" style:parent-style-name="Standard" style:family="paragraph">
      <style:paragraph-properties fo:line-height="150%"/>
    </style:style>
    <style:style style:name="T287" style:parent-style-name="DefaultParagraphFont" style:family="text">
      <style:text-properties style:font-name="Times New Roman" fo:font-size="10.5pt" style:font-size-asian="10.5pt"/>
    </style:style>
    <style:style style:name="P288" style:parent-style-name="Standard" style:family="paragraph">
      <style:paragraph-properties fo:line-height="150%"/>
      <style:text-properties style:font-name="Times New Roman" fo:font-size="10.5pt" style:font-size-asian="10.5pt"/>
    </style:style>
    <style:style style:name="P289" style:parent-style-name="Standard" style:family="paragraph">
      <style:paragraph-properties fo:line-height="150%"/>
      <style:text-properties style:font-name="Times New Roman" fo:font-size="10.5pt" style:font-size-asian="10.5pt"/>
    </style:style>
    <style:style style:name="P290" style:parent-style-name="Standard" style:family="paragraph">
      <style:paragraph-properties fo:line-height="150%"/>
    </style:style>
    <style:style style:name="T291" style:parent-style-name="DefaultParagraphFont" style:family="text">
      <style:text-properties style:font-name="Times New Roman" fo:font-size="10.5pt" style:font-size-asian="10.5pt"/>
    </style:style>
    <style:style style:name="P292" style:parent-style-name="Standard" style:family="paragraph">
      <style:paragraph-properties fo:line-height="150%"/>
    </style:style>
    <style:style style:name="T293" style:parent-style-name="DefaultParagraphFont" style:family="text">
      <style:text-properties style:font-name="Times New Roman" fo:font-size="10.5pt" style:font-size-asian="10.5pt"/>
    </style:style>
    <style:style style:name="T294" style:parent-style-name="DefaultParagraphFont" style:family="text">
      <style:text-properties style:font-name="Times New Roman"/>
    </style:style>
    <style:style style:name="T295" style:parent-style-name="DefaultParagraphFont" style:family="text">
      <style:text-properties style:font-name="Times New Roman"/>
    </style:style>
    <style:style style:name="T296" style:parent-style-name="DefaultParagraphFont" style:family="text">
      <style:text-properties style:font-name="Times New Roman" fo:font-style="italic" style:font-style-asian="italic" style:font-style-complex="italic"/>
    </style:style>
    <style:style style:name="T297" style:parent-style-name="DefaultParagraphFont" style:family="text">
      <style:text-properties style:font-name="Times New Roman"/>
    </style:style>
    <style:style style:name="T298" style:parent-style-name="DefaultParagraphFont" style:family="text">
      <style:text-properties style:font-name="Times New Roman" fo:font-style="italic" style:font-style-asian="italic" style:font-style-complex="italic"/>
    </style:style>
    <style:style style:name="T299" style:parent-style-name="DefaultParagraphFont" style:family="text">
      <style:text-properties style:font-name="Times New Roman"/>
    </style:style>
    <style:style style:name="T300" style:parent-style-name="DefaultParagraphFont" style:family="text">
      <style:text-properties style:font-name="Times New Roman"/>
    </style:style>
    <style:style style:name="T301" style:parent-style-name="DefaultParagraphFont" style:family="text">
      <style:text-properties style:font-name="Times New Roman"/>
    </style:style>
    <style:style style:name="T302" style:parent-style-name="DefaultParagraphFont" style:family="text">
      <style:text-properties style:font-name="Times New Roman" style:text-position="super 66.6%"/>
    </style:style>
    <style:style style:name="T303" style:parent-style-name="DefaultParagraphFont" style:family="text">
      <style:text-properties style:font-name="Times New Roman"/>
    </style:style>
    <style:style style:name="T304" style:parent-style-name="DefaultParagraphFont" style:family="text">
      <style:text-properties style:font-name="Times New Roman" style:text-position="super 66.6%"/>
    </style:style>
    <style:style style:name="T305" style:parent-style-name="DefaultParagraphFont" style:family="text">
      <style:text-properties style:font-name="Times New Roman"/>
    </style:style>
    <style:style style:name="T306" style:parent-style-name="DefaultParagraphFont" style:family="text">
      <style:text-properties style:font-name="Times New Roman" style:text-position="super 66.6%"/>
    </style:style>
    <style:style style:name="T307" style:parent-style-name="DefaultParagraphFont" style:family="text">
      <style:text-properties style:font-name="Times New Roman"/>
    </style:style>
    <style:style style:name="T308" style:parent-style-name="DefaultParagraphFont" style:family="text">
      <style:text-properties style:font-name="Times New Roman" style:text-position="super 66.6%"/>
    </style:style>
    <style:style style:name="T309" style:parent-style-name="DefaultParagraphFont" style:family="text">
      <style:text-properties style:font-name="Times New Roman"/>
    </style:style>
    <style:style style:name="T310" style:parent-style-name="DefaultParagraphFont" style:family="text">
      <style:text-properties style:font-name="Times New Roman" style:text-position="super 66.6%"/>
    </style:style>
    <style:style style:name="T311" style:parent-style-name="DefaultParagraphFont" style:family="text">
      <style:text-properties style:font-name="Times New Roman"/>
    </style:style>
    <style:style style:name="T312" style:parent-style-name="DefaultParagraphFont" style:family="text">
      <style:text-properties style:font-name="Times New Roman"/>
    </style:style>
    <style:style style:name="P313" style:parent-style-name="Standard" style:family="paragraph">
      <style:paragraph-properties fo:line-height="150%"/>
    </style:style>
    <style:style style:name="T314" style:parent-style-name="DefaultParagraphFont" style:family="text">
      <style:text-properties style:font-name="Times New Roman"/>
    </style:style>
    <style:style style:name="T315" style:parent-style-name="DefaultParagraphFont" style:family="text">
      <style:text-properties style:font-name="Times New Roman"/>
    </style:style>
    <style:style style:name="T316" style:parent-style-name="DefaultParagraphFont" style:family="text">
      <style:text-properties style:font-name="Times New Roman"/>
    </style:style>
    <style:style style:name="T317" style:parent-style-name="DefaultParagraphFont" style:family="text">
      <style:text-properties style:font-name="Times New Roman" fo:font-style="italic" style:font-style-asian="italic" style:font-style-complex="italic"/>
    </style:style>
    <style:style style:name="T318" style:parent-style-name="DefaultParagraphFont" style:family="text">
      <style:text-properties style:font-name="Times New Roman"/>
    </style:style>
    <style:style style:name="P319" style:parent-style-name="Standard" style:family="paragraph">
      <style:paragraph-properties fo:line-height="150%"/>
      <style:text-properties style:font-name="Times New Roman"/>
    </style:style>
    <style:style style:name="P320" style:parent-style-name="Standard" style:family="paragraph">
      <style:paragraph-properties fo:line-height="150%"/>
      <style:text-properties style:font-name="Times New Roman"/>
    </style:style>
    <style:style style:name="P321" style:parent-style-name="Standard" style:family="paragraph">
      <style:paragraph-properties fo:line-height="150%"/>
      <style:text-properties style:font-name="Times New Roman" fo:font-style="italic" style:font-style-asian="italic" style:font-style-complex="italic"/>
    </style:style>
    <style:style style:name="P322" style:parent-style-name="Standard" style:family="paragraph">
      <style:paragraph-properties fo:line-height="150%"/>
      <style:text-properties style:font-name="Times New Roman" fo:font-style="italic" style:font-style-asian="italic" style:font-style-complex="italic"/>
    </style:style>
    <style:style style:name="P323" style:parent-style-name="Standard" style:family="paragraph">
      <style:paragraph-properties fo:line-height="150%"/>
    </style:style>
    <style:style style:name="T324" style:parent-style-name="DefaultParagraphFont" style:family="text">
      <style:text-properties style:font-name="Times New Roman" fo:font-style="italic" style:font-style-asian="italic" style:font-style-complex="italic"/>
    </style:style>
    <style:style style:name="T325" style:parent-style-name="DefaultParagraphFont" style:family="text">
      <style:text-properties style:font-name="Times New Roman"/>
    </style:style>
    <style:style style:name="T326" style:parent-style-name="DefaultParagraphFont" style:family="text">
      <style:text-properties style:font-name="Times New Roman"/>
    </style:style>
    <style:style style:name="T327" style:parent-style-name="DefaultParagraphFont" style:family="text">
      <style:text-properties style:font-name="Times New Roman"/>
    </style:style>
    <style:style style:name="T328" style:parent-style-name="DefaultParagraphFont" style:family="text">
      <style:text-properties style:font-name="Times New Roman"/>
    </style:style>
    <style:style style:name="T329" style:parent-style-name="DefaultParagraphFont" style:family="text">
      <style:text-properties style:font-name="Times New Roman"/>
    </style:style>
    <style:style style:name="T330" style:parent-style-name="DefaultParagraphFont" style:family="text">
      <style:text-properties style:font-name="Times New Roman" fo:font-style="italic" style:font-style-asian="italic" style:font-style-complex="italic"/>
    </style:style>
    <style:style style:name="T331" style:parent-style-name="DefaultParagraphFont" style:family="text">
      <style:text-properties style:font-name="Times New Roman"/>
    </style:style>
    <style:style style:name="T332" style:parent-style-name="DefaultParagraphFont" style:family="text">
      <style:text-properties style:font-name="Times New Roman" fo:font-style="italic" style:font-style-asian="italic" style:font-style-complex="italic"/>
    </style:style>
    <style:style style:name="P333" style:parent-style-name="Standard" style:family="paragraph">
      <style:paragraph-properties fo:line-height="150%"/>
    </style:style>
    <style:style style:name="T334" style:parent-style-name="DefaultParagraphFont" style:family="text">
      <style:text-properties style:font-name="Times New Roman"/>
    </style:style>
    <style:style style:name="T335" style:parent-style-name="DefaultParagraphFont" style:family="text">
      <style:text-properties style:font-name="Times New Roman"/>
    </style:style>
    <style:style style:name="T336" style:parent-style-name="DefaultParagraphFont" style:family="text">
      <style:text-properties style:font-name="Times New Roman"/>
    </style:style>
    <style:style style:name="T337" style:parent-style-name="DefaultParagraphFont" style:family="text">
      <style:text-properties style:font-name="Times New Roman"/>
    </style:style>
    <style:style style:name="T338" style:parent-style-name="DefaultParagraphFont" style:family="text">
      <style:text-properties style:font-name="Times New Roman" fo:font-style="italic" style:font-style-asian="italic" style:font-style-complex="italic" fo:language="fr" fo:country="FR"/>
    </style:style>
    <style:style style:name="T339" style:parent-style-name="DefaultParagraphFont" style:family="text">
      <style:text-properties style:font-name="Times New Roman" fo:font-style="italic" style:font-style-asian="italic" style:font-style-complex="italic"/>
    </style:style>
    <style:style style:name="T340" style:parent-style-name="DefaultParagraphFont" style:family="text">
      <style:text-properties style:font-name="Times New Roman"/>
    </style:style>
    <style:style style:name="T341" style:parent-style-name="DefaultParagraphFont" style:family="text">
      <style:text-properties style:font-name="Times New Roman"/>
    </style:style>
    <style:style style:name="T342" style:parent-style-name="DefaultParagraphFont" style:family="text">
      <style:text-properties style:font-name="Times New Roman"/>
    </style:style>
    <style:style style:name="P343" style:parent-style-name="Standard" style:family="paragraph">
      <style:paragraph-properties fo:line-height="150%"/>
    </style:style>
    <style:style style:name="T344" style:parent-style-name="DefaultParagraphFont" style:family="text">
      <style:text-properties style:font-name="Times New Roman"/>
    </style:style>
    <style:style style:name="T345" style:parent-style-name="DefaultParagraphFont" style:family="text">
      <style:text-properties style:font-name="Times New Roman"/>
    </style:style>
    <style:style style:name="T346" style:parent-style-name="DefaultParagraphFont" style:family="text">
      <style:text-properties style:font-name="Times New Roman"/>
    </style:style>
    <style:style style:name="T347" style:parent-style-name="DefaultParagraphFont" style:family="text">
      <style:text-properties style:font-name="Times New Roman"/>
    </style:style>
    <style:style style:name="T348" style:parent-style-name="DefaultParagraphFont" style:family="text">
      <style:text-properties style:font-name="Times New Roman"/>
    </style:style>
    <style:style style:name="T349" style:parent-style-name="DefaultParagraphFont" style:family="text">
      <style:text-properties style:font-name="Times New Roman"/>
    </style:style>
    <style:style style:name="T350" style:parent-style-name="DefaultParagraphFont" style:family="text">
      <style:text-properties style:font-name="Times New Roman"/>
    </style:style>
    <style:style style:name="T351" style:parent-style-name="DefaultParagraphFont" style:family="text">
      <style:text-properties style:font-name="Times New Roman"/>
    </style:style>
    <style:style style:name="T352" style:parent-style-name="DefaultParagraphFont" style:family="text">
      <style:text-properties style:font-name="Times New Roman" fo:font-style="italic" style:font-style-asian="italic" style:font-style-complex="italic" fo:language="fr" fo:country="FR"/>
    </style:style>
    <style:style style:name="T353" style:parent-style-name="DefaultParagraphFont" style:family="text">
      <style:text-properties style:font-name="Times New Roman" fo:font-style="italic" style:font-style-asian="italic" style:font-style-complex="italic"/>
    </style:style>
    <style:style style:name="T354" style:parent-style-name="DefaultParagraphFont" style:family="text">
      <style:text-properties style:font-name="Times New Roman"/>
    </style:style>
    <style:style style:name="P355" style:parent-style-name="Standard" style:family="paragraph">
      <style:paragraph-properties fo:line-height="150%"/>
    </style:style>
    <style:style style:name="T356" style:parent-style-name="DefaultParagraphFont" style:family="text">
      <style:text-properties style:font-name="Times New Roman"/>
    </style:style>
    <style:style style:name="T357" style:parent-style-name="DefaultParagraphFont" style:family="text">
      <style:text-properties style:font-name="Times New Roman" fo:font-style="italic" style:font-style-asian="italic" style:font-style-complex="italic" fo:language="fr" fo:country="FR"/>
    </style:style>
    <style:style style:name="T358" style:parent-style-name="DefaultParagraphFont" style:family="text">
      <style:text-properties style:font-name="Times New Roman" fo:font-style="italic" style:font-style-asian="italic" style:font-style-complex="italic"/>
    </style:style>
    <style:style style:name="T359" style:parent-style-name="DefaultParagraphFont" style:family="text">
      <style:text-properties style:font-name="Times New Roman"/>
    </style:style>
    <style:style style:name="T360" style:parent-style-name="DefaultParagraphFont" style:family="text">
      <style:text-properties style:font-name="Times New Roman"/>
    </style:style>
    <style:style style:name="T361" style:parent-style-name="DefaultParagraphFont" style:family="text">
      <style:text-properties style:font-name="Times New Roman"/>
    </style:style>
    <style:style style:name="T362" style:parent-style-name="DefaultParagraphFont" style:family="text">
      <style:text-properties style:font-name="Times New Roman"/>
    </style:style>
    <style:style style:name="P363" style:parent-style-name="Standard" style:family="paragraph">
      <style:paragraph-properties fo:line-height="150%"/>
      <style:text-properties style:font-name="Times New Roman" fo:font-size="10.5pt" style:font-size-asian="10.5pt"/>
    </style:style>
    <style:style style:name="P364" style:parent-style-name="Standard" style:family="paragraph">
      <style:paragraph-properties fo:text-align="center" fo:line-height="150%"/>
    </style:style>
    <style:style style:name="T365" style:parent-style-name="DefaultParagraphFont" style:family="text">
      <style:text-properties style:font-name="Times New Roman" fo:font-size="10.5pt" style:font-size-asian="10.5pt"/>
    </style:style>
    <style:style style:name="T366" style:parent-style-name="DefaultParagraphFont" style:family="text">
      <style:text-properties style:font-name="Times New Roman" fo:font-style="italic" style:font-style-asian="italic" style:font-style-complex="italic"/>
    </style:style>
    <style:style style:name="T367" style:parent-style-name="DefaultParagraphFont" style:family="text">
      <style:text-properties style:font-name="Times New Roman"/>
    </style:style>
    <style:style style:name="T368" style:parent-style-name="DefaultParagraphFont" style:family="text">
      <style:text-properties style:font-name="Times New Roman" fo:font-style="italic" style:font-style-asian="italic" style:font-style-complex="italic"/>
    </style:style>
    <style:style style:name="TableColumn370" style:family="table-column">
      <style:table-column-properties style:column-width="1.3854in" style:use-optimal-column-width="false"/>
    </style:style>
    <style:style style:name="TableColumn371" style:family="table-column">
      <style:table-column-properties style:column-width="1.3847in" style:use-optimal-column-width="false"/>
    </style:style>
    <style:style style:name="TableColumn372" style:family="table-column">
      <style:table-column-properties style:column-width="1.3847in" style:use-optimal-column-width="false"/>
    </style:style>
    <style:style style:name="TableColumn373" style:family="table-column">
      <style:table-column-properties style:column-width="1.3847in" style:use-optimal-column-width="false"/>
    </style:style>
    <style:style style:name="TableColumn374" style:family="table-column">
      <style:table-column-properties style:column-width="1.3854in" style:use-optimal-column-width="false"/>
    </style:style>
    <style:style style:name="Table369" style:family="table">
      <style:table-properties style:width="6.925in" fo:margin-left="0in" table:align="left"/>
    </style:style>
    <style:style style:name="TableRow375" style:family="table-row">
      <style:table-row-properties style:use-optimal-row-height="false"/>
    </style:style>
    <style:style style:name="TableCell3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paragraph-properties fo:text-align="center"/>
      <style:text-properties style:font-name="Times New Roman"/>
    </style:style>
    <style:style style:name="TableCell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paragraph-properties fo:text-align="center"/>
      <style:text-properties style:font-name="Times New Roman"/>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text-properties style:font-name="Times New Roman"/>
    </style:style>
    <style:style style:name="TableCell3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text-align="center"/>
      <style:text-properties style:font-name="Times New Roman"/>
    </style:style>
    <style:style style:name="TableCell384" style:family="table-cell">
      <style:table-cell-properties fo:border="0.0034in solid #000000" style:writing-mode="lr-tb" fo:padding-top="0.0381in" fo:padding-left="0.0381in" fo:padding-bottom="0.0381in" fo:padding-right="0.0381in"/>
    </style:style>
    <style:style style:name="P385" style:parent-style-name="TableContents" style:family="paragraph">
      <style:paragraph-properties fo:text-align="center"/>
      <style:text-properties style:font-name="Times New Roma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paragraph-properties fo:text-align="center"/>
      <style:text-properties style:font-name="Times New Roman"/>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center"/>
      <style:text-properties style:font-name="Times New Roman"/>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center"/>
      <style:text-properties style:font-name="Times New Roman"/>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text-properties style:font-name="Times New Roman"/>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6" style:parent-style-name="TableContents" style:family="paragraph">
      <style:paragraph-properties fo:text-align="center"/>
      <style:text-properties style:font-name="Times New Roman"/>
    </style:style>
    <style:style style:name="TableRow397" style:family="table-row">
      <style:table-row-properties style:use-optimal-row-height="false"/>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paragraph-properties fo:text-align="center"/>
      <style:text-properties style:font-name="Times New Roman"/>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center"/>
      <style:text-properties style:font-name="Times New Roman"/>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text-align="center"/>
      <style:text-properties style:font-name="Times New Roma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paragraph-properties fo:text-align="center"/>
      <style:text-properties style:font-name="Times New Roman"/>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 style:parent-style-name="TableContents" style:family="paragraph">
      <style:paragraph-properties fo:text-align="center"/>
      <style:text-properties style:font-name="Times New Roma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text-align="center"/>
      <style:text-properties style:font-name="Times New Roman"/>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align="center"/>
      <style:text-properties style:font-name="Times New Roman"/>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paragraph-properties fo:text-align="center"/>
      <style:text-properties style:font-name="Times New Roman"/>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text-align="center"/>
      <style:text-properties style:font-name="Times New Roman"/>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TableContents" style:family="paragraph">
      <style:paragraph-properties fo:text-align="center"/>
      <style:text-properties style:font-name="Times New Roman"/>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paragraph-properties fo:text-align="center"/>
      <style:text-properties style:font-name="Times New Roman"/>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paragraph-properties fo:text-align="center"/>
      <style:text-properties style:font-name="Times New Roman"/>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paragraph-properties fo:text-align="center"/>
      <style:text-properties style:font-name="Times New Roma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paragraph-properties fo:text-align="center"/>
      <style:text-properties style:font-name="Times New Roman"/>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9" style:parent-style-name="TableContents" style:family="paragraph">
      <style:paragraph-properties fo:text-align="center"/>
      <style:text-properties style:font-name="Times New Roman"/>
    </style:style>
    <style:style style:name="P430" style:parent-style-name="Standard" style:family="paragraph">
      <style:paragraph-properties fo:text-align="end" fo:line-height="150%"/>
      <style:text-properties style:font-name="Times New Roman"/>
    </style:style>
    <style:style style:name="P431" style:parent-style-name="Standard" style:family="paragraph">
      <style:paragraph-properties fo:text-align="center" fo:line-height="150%"/>
    </style:style>
    <style:style style:name="T432" style:parent-style-name="DefaultParagraphFont" style:family="text">
      <style:text-properties style:font-name="Times New Roman"/>
    </style:style>
    <style:style style:name="T433" style:parent-style-name="DefaultParagraphFont" style:family="text">
      <style:text-properties style:font-name="Times New Roman"/>
    </style:style>
    <style:style style:name="P434" style:parent-style-name="Standard" style:family="paragraph">
      <style:paragraph-properties fo:text-align="center" fo:line-height="150%"/>
      <style:text-properties style:font-name="Times New Roman"/>
    </style:style>
    <style:style style:name="P435" style:parent-style-name="Standard" style:family="paragraph">
      <style:paragraph-properties fo:text-align="center" fo:line-height="150%"/>
      <style:text-properties style:font-name="Times New Roman"/>
    </style:style>
    <style:style style:name="P436" style:parent-style-name="Standard" style:family="paragraph">
      <style:paragraph-properties fo:text-align="center" fo:line-height="150%"/>
      <style:text-properties style:font-name="Times New Roman"/>
    </style:style>
    <style:style style:name="P437" style:parent-style-name="Standard" style:family="paragraph">
      <style:paragraph-properties fo:text-align="center" fo:line-height="150%"/>
      <style:text-properties style:font-name="Times New Roman" fo:font-size="15pt" style:font-size-asian="15pt" style:font-size-complex="15pt"/>
    </style:style>
    <style:style style:name="P438" style:parent-style-name="Standard" style:family="paragraph">
      <style:paragraph-properties fo:line-height="150%"/>
      <style:text-properties style:font-name="Times New Roman" fo:font-style="italic" style:font-style-asian="italic" style:font-style-complex="italic" fo:font-size="10.5pt" style:font-size-asian="10.5pt"/>
    </style:style>
    <style:style style:name="P439" style:parent-style-name="Standard" style:family="paragraph">
      <style:paragraph-properties fo:line-height="150%"/>
      <style:text-properties style:font-name="Times New Roman" fo:font-style="italic" style:font-style-asian="italic" style:font-style-complex="italic" fo:font-size="10.5pt" style:font-size-asian="10.5pt"/>
    </style:style>
    <style:style style:name="P440" style:parent-style-name="Standard" style:family="paragraph">
      <style:paragraph-properties fo:line-height="150%"/>
      <style:text-properties style:font-name="Times New Roman" fo:font-style="italic" style:font-style-asian="italic" style:font-style-complex="italic"/>
    </style:style>
    <style:style style:name="P441" style:parent-style-name="Standard" style:family="paragraph">
      <style:paragraph-properties fo:line-height="150%"/>
      <style:text-properties style:font-name="Times New Roman" fo:font-style="italic" style:font-style-asian="italic" style:font-style-complex="italic"/>
    </style:style>
    <style:style style:name="P442" style:parent-style-name="Standard" style:family="paragraph">
      <style:paragraph-properties fo:line-height="150%"/>
    </style:style>
    <style:style style:name="T443" style:parent-style-name="DefaultParagraphFont" style:family="text">
      <style:text-properties style:font-name="Times New Roman" fo:font-style="italic" style:font-style-asian="italic" style:font-style-complex="italic"/>
    </style:style>
    <style:style style:name="T444" style:parent-style-name="DefaultParagraphFont" style:family="text">
      <style:text-properties style:font-name="Times New Roman"/>
    </style:style>
    <style:style style:name="T445" style:parent-style-name="DefaultParagraphFont" style:family="text">
      <style:text-properties style:font-name="Times New Roman"/>
    </style:style>
    <style:style style:name="T446" style:parent-style-name="DefaultParagraphFont" style:family="text">
      <style:text-properties style:font-name="Times New Roman" style:text-position="super 66.6%"/>
    </style:style>
    <style:style style:name="T447" style:parent-style-name="DefaultParagraphFont" style:family="text">
      <style:text-properties style:font-name="Times New Roman"/>
    </style:style>
    <style:style style:name="T448" style:parent-style-name="DefaultParagraphFont" style:family="text">
      <style:text-properties style:font-name="Times New Roman"/>
    </style:style>
    <style:style style:name="T449" style:parent-style-name="DefaultParagraphFont" style:family="text">
      <style:text-properties style:font-name="Times New Roman"/>
    </style:style>
    <style:style style:name="T450" style:parent-style-name="DefaultParagraphFont" style:family="text">
      <style:text-properties style:font-name="Times New Roman"/>
    </style:style>
    <style:style style:name="P451" style:parent-style-name="Standard" style:family="paragraph">
      <style:paragraph-properties fo:line-height="150%"/>
    </style:style>
    <style:style style:name="T452" style:parent-style-name="DefaultParagraphFont" style:family="text">
      <style:text-properties style:font-name="Times New Roman"/>
    </style:style>
    <style:style style:name="T453" style:parent-style-name="DefaultParagraphFont" style:family="text">
      <style:text-properties style:font-name="Times New Roman" fo:font-style="italic" style:font-style-asian="italic" style:font-style-complex="italic"/>
    </style:style>
    <style:style style:name="T454" style:parent-style-name="DefaultParagraphFont" style:family="text">
      <style:text-properties style:font-name="Times New Roman"/>
    </style:style>
    <style:style style:name="T455" style:parent-style-name="DefaultParagraphFont" style:family="text">
      <style:text-properties style:font-name="Times New Roman"/>
    </style:style>
    <style:style style:name="T456" style:parent-style-name="DefaultParagraphFont" style:family="text">
      <style:text-properties style:font-name="Times New Roman"/>
    </style:style>
    <style:style style:name="P457" style:parent-style-name="Standard" style:family="paragraph">
      <style:paragraph-properties fo:line-height="150%"/>
    </style:style>
    <style:style style:name="T458" style:parent-style-name="DefaultParagraphFont" style:family="text">
      <style:text-properties style:font-name="Times New Roman"/>
    </style:style>
    <style:style style:name="T459" style:parent-style-name="DefaultParagraphFont" style:family="text">
      <style:text-properties style:font-name="Times New Roman" fo:font-style="italic" style:font-style-asian="italic" style:font-style-complex="italic" fo:language="fr" fo:country="FR"/>
    </style:style>
    <style:style style:name="T460" style:parent-style-name="DefaultParagraphFont" style:family="text">
      <style:text-properties style:font-name="Times New Roman"/>
    </style:style>
    <style:style style:name="T461" style:parent-style-name="DefaultParagraphFont" style:family="text">
      <style:text-properties style:font-name="Times New Roman"/>
    </style:style>
    <style:style style:name="T462" style:parent-style-name="DefaultParagraphFont" style:family="text">
      <style:text-properties style:font-name="Times New Roman"/>
    </style:style>
    <style:style style:name="P463" style:parent-style-name="Standard" style:family="paragraph">
      <style:paragraph-properties fo:line-height="150%"/>
    </style:style>
    <style:style style:name="T464" style:parent-style-name="DefaultParagraphFont" style:family="text">
      <style:text-properties style:font-name="Times New Roman"/>
    </style:style>
    <style:style style:name="T465" style:parent-style-name="DefaultParagraphFont" style:family="text">
      <style:text-properties style:font-name="Times New Roman"/>
    </style:style>
    <style:style style:name="T466" style:parent-style-name="DefaultParagraphFont" style:family="text">
      <style:text-properties style:font-name="Times New Roman"/>
    </style:style>
    <style:style style:name="T467" style:parent-style-name="DefaultParagraphFont" style:family="text">
      <style:text-properties style:font-name="Times New Roman"/>
    </style:style>
    <style:style style:name="P468" style:parent-style-name="Standard" style:family="paragraph">
      <style:paragraph-properties fo:line-height="150%"/>
    </style:style>
    <style:style style:name="T469" style:parent-style-name="DefaultParagraphFont" style:family="text">
      <style:text-properties style:font-name="Times New Roman"/>
    </style:style>
    <style:style style:name="T470" style:parent-style-name="DefaultParagraphFont" style:family="text">
      <style:text-properties style:font-name="Times New Roman" fo:font-style="italic" style:font-style-asian="italic" style:font-style-complex="italic" fo:language="fr" fo:country="FR"/>
    </style:style>
    <style:style style:name="T471" style:parent-style-name="DefaultParagraphFont" style:family="text">
      <style:text-properties style:font-name="Times New Roman"/>
    </style:style>
    <style:style style:name="T472" style:parent-style-name="DefaultParagraphFont" style:family="text">
      <style:text-properties style:font-name="Times New Roman"/>
    </style:style>
    <style:style style:name="T473" style:parent-style-name="DefaultParagraphFont" style:family="text">
      <style:text-properties style:font-name="Times New Roman"/>
    </style:style>
    <style:style style:name="P474" style:parent-style-name="Standard" style:family="paragraph">
      <style:paragraph-properties fo:line-height="150%"/>
      <style:text-properties style:font-name="Times New Roman"/>
    </style:style>
    <style:style style:name="P475" style:parent-style-name="Standard" style:family="paragraph">
      <style:paragraph-properties fo:text-align="end" fo:line-height="150%"/>
      <style:text-properties style:font-name="Times New Roman"/>
    </style:style>
    <style:style style:name="P476" style:parent-style-name="Standard" style:family="paragraph">
      <style:paragraph-properties fo:text-align="end" fo:line-height="150%"/>
      <style:text-properties style:font-name="Times New Roman"/>
    </style:style>
    <style:style style:name="P477" style:parent-style-name="Standard" style:family="paragraph">
      <style:paragraph-properties fo:text-align="end" fo:line-height="150%"/>
      <style:text-properties style:font-name="Times New Roman"/>
    </style:style>
    <style:style style:name="P478" style:parent-style-name="Standard" style:family="paragraph">
      <style:paragraph-properties fo:text-align="center" fo:line-height="150%"/>
      <style:text-properties style:font-name="Times New Roman" fo:font-style="italic" style:font-style-asian="italic" style:font-style-complex="italic"/>
    </style:style>
    <style:style style:name="TableColumn480" style:family="table-column">
      <style:table-column-properties style:column-width="3.5625in" style:use-optimal-column-width="false"/>
    </style:style>
    <style:style style:name="TableColumn481" style:family="table-column">
      <style:table-column-properties style:column-width="3.3645in" style:use-optimal-column-width="false"/>
    </style:style>
    <style:style style:name="Table479" style:family="table">
      <style:table-properties style:width="6.927in" fo:margin-left="0in" table:align="left"/>
    </style:style>
    <style:style style:name="TableRow482" style:family="table-row">
      <style:table-row-properties style:use-optimal-row-height="false"/>
    </style:style>
    <style:style style:name="TableCell4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paragraph-properties fo:text-align="center"/>
      <style:text-properties style:font-name="Times New Roman" style:text-underline-type="single" style:text-underline-style="solid" style:text-underline-width="auto" style:text-underline-mode="continuous"/>
    </style:style>
    <style:style style:name="P485" style:parent-style-name="TableContents" style:family="paragraph">
      <style:paragraph-properties fo:text-align="center"/>
      <style:text-properties style:font-name="Times New Roman"/>
    </style:style>
    <style:style style:name="P486" style:parent-style-name="TableContents" style:list-style-name="LFO1" style:family="paragraph">
      <style:text-properties style:font-name="Times New Roman"/>
    </style:style>
    <style:style style:name="P487" style:parent-style-name="TableContents" style:list-style-name="LFO1" style:family="paragraph">
      <style:text-properties style:font-name="Times New Roman"/>
    </style:style>
    <style:style style:name="P488" style:parent-style-name="TableContents" style:list-style-name="LFO1" style:family="paragraph">
      <style:text-properties style:font-name="Times New Roman"/>
    </style:style>
    <style:style style:name="P489" style:parent-style-name="TableContents" style:family="paragraph">
      <style:paragraph-properties fo:text-align="center"/>
      <style:text-properties style:font-name="Times New Roman"/>
    </style:style>
    <style:style style:name="P490" style:parent-style-name="TableContents" style:family="paragraph">
      <style:paragraph-properties fo:text-align="center"/>
      <style:text-properties style:font-name="Times New Roman"/>
    </style:style>
    <style:style style:name="TableCell491" style:family="table-cell">
      <style:table-cell-properties fo:border="0.0034in solid #000000" style:writing-mode="lr-tb" fo:padding-top="0.0381in" fo:padding-left="0.0381in" fo:padding-bottom="0.0381in" fo:padding-right="0.0381in"/>
    </style:style>
    <style:style style:name="P492" style:parent-style-name="TableContents" style:family="paragraph">
      <style:paragraph-properties fo:text-align="center"/>
      <style:text-properties style:font-name="Times New Roman" style:text-underline-type="single" style:text-underline-style="solid" style:text-underline-width="auto" style:text-underline-mode="continuous"/>
    </style:style>
    <style:style style:name="P493" style:parent-style-name="TableContents" style:family="paragraph">
      <style:paragraph-properties fo:text-align="center"/>
      <style:text-properties style:font-name="Times New Roman"/>
    </style:style>
    <style:style style:name="P494" style:parent-style-name="TableContents" style:list-style-name="LFO2" style:family="paragraph">
      <style:text-properties style:font-name="Times New Roman"/>
    </style:style>
    <style:style style:name="P495" style:parent-style-name="TableContents" style:list-style-name="LFO2" style:family="paragraph">
      <style:text-properties style:font-name="Times New Roman"/>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paragraph-properties fo:text-align="center"/>
      <style:text-properties style:font-name="Times New Roman" style:text-underline-type="single" style:text-underline-style="solid" style:text-underline-width="auto" style:text-underline-mode="continuous"/>
    </style:style>
    <style:style style:name="P499" style:parent-style-name="TableContents" style:family="paragraph">
      <style:paragraph-properties fo:text-align="center"/>
      <style:text-properties style:font-name="Times New Roman"/>
    </style:style>
    <style:style style:name="P500" style:parent-style-name="TableContents" style:list-style-name="LFO3" style:family="paragraph">
      <style:paragraph-properties fo:text-align="center"/>
      <style:text-properties style:font-name="Times New Roman"/>
    </style:style>
    <style:style style:name="P501" style:parent-style-name="TableContents" style:family="paragraph">
      <style:paragraph-properties fo:text-align="center"/>
      <style:text-properties style:font-name="Times New Roman"/>
    </style:style>
    <style:style style:name="P502" style:parent-style-name="TableContents" style:family="paragraph">
      <style:paragraph-properties fo:text-align="center"/>
      <style:text-properties style:font-name="Times New Roman"/>
    </style:style>
    <style:style style:name="TableCell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4" style:parent-style-name="TableContents" style:family="paragraph">
      <style:paragraph-properties fo:text-align="center"/>
      <style:text-properties style:font-name="Times New Roman" style:text-underline-type="single" style:text-underline-style="solid" style:text-underline-width="auto" style:text-underline-mode="continuous"/>
    </style:style>
    <style:style style:name="P505" style:parent-style-name="TableContents" style:family="paragraph">
      <style:paragraph-properties fo:text-align="center"/>
      <style:text-properties style:font-name="Times New Roman"/>
    </style:style>
    <style:style style:name="P506" style:parent-style-name="TableContents" style:list-style-name="LFO4" style:family="paragraph">
      <style:paragraph-properties fo:text-align="center"/>
      <style:text-properties style:font-name="Times New Roman"/>
    </style:style>
    <style:style style:name="P507" style:parent-style-name="TableContents" style:list-style-name="LFO4" style:family="paragraph">
      <style:paragraph-properties fo:text-align="center"/>
      <style:text-properties style:font-name="Times New Roman"/>
    </style:style>
    <style:style style:name="P508" style:parent-style-name="TableContents" style:list-style-name="LFO4" style:family="paragraph">
      <style:paragraph-properties fo:text-align="center"/>
      <style:text-properties style:font-name="Times New Roman"/>
    </style:style>
    <style:style style:name="P509" style:parent-style-name="TableContents" style:family="paragraph">
      <style:paragraph-properties fo:text-align="center"/>
      <style:text-properties style:font-name="Times New Roman"/>
    </style:style>
    <style:style style:name="P510" style:parent-style-name="Standard" style:family="paragraph">
      <style:paragraph-properties fo:text-align="center" fo:line-height="150%"/>
      <style:text-properties style:font-name="Times New Roman" fo:font-size="15pt" style:font-size-asian="15pt" style:font-size-complex="15pt"/>
    </style:style>
    <style:style style:name="P511" style:parent-style-name="Standard" style:family="paragraph">
      <style:paragraph-properties fo:text-align="center" fo:line-height="150%"/>
      <style:text-properties style:font-name="Times New Roman" fo:font-size="15pt" style:font-size-asian="15pt" style:font-size-complex="15pt"/>
    </style:style>
    <style:style style:name="P512" style:parent-style-name="Standard" style:family="paragraph">
      <style:paragraph-properties fo:text-align="center" fo:line-height="150%"/>
      <style:text-properties style:font-name="Times New Roman" fo:font-size="15pt" style:font-size-asian="15pt" style:font-size-complex="15pt"/>
    </style:style>
    <style:style style:name="P513" style:parent-style-name="Standard" style:family="paragraph">
      <style:paragraph-properties fo:text-align="center" fo:line-height="150%"/>
      <style:text-properties style:font-name="Times New Roman" fo:font-size="15pt" style:font-size-asian="15pt" style:font-size-complex="15pt"/>
    </style:style>
    <style:style style:name="P514" style:parent-style-name="Standard" style:family="paragraph">
      <style:paragraph-properties fo:text-align="center" fo:line-height="150%"/>
      <style:text-properties style:font-name="Times New Roman" fo:font-size="15pt" style:font-size-asian="15pt" style:font-size-complex="15pt"/>
    </style:style>
    <style:style style:name="P515" style:parent-style-name="Standard" style:family="paragraph">
      <style:paragraph-properties fo:text-align="center" fo:line-height="150%"/>
      <style:text-properties style:font-name="Times New Roman" fo:font-size="15pt" style:font-size-asian="15pt" style:font-size-complex="15pt"/>
    </style:style>
    <style:style style:name="P516" style:parent-style-name="Standard" style:family="paragraph">
      <style:paragraph-properties fo:text-align="center" fo:line-height="150%"/>
      <style:text-properties style:font-name="Times New Roman" fo:font-size="15pt" style:font-size-asian="15pt" style:font-size-complex="15pt"/>
    </style:style>
    <style:style style:name="P517" style:parent-style-name="Standard" style:family="paragraph">
      <style:paragraph-properties fo:text-align="center" fo:line-height="150%"/>
      <style:text-properties style:font-name="Times New Roman" fo:font-size="15pt" style:font-size-asian="15pt" style:font-size-complex="15pt"/>
    </style:style>
    <style:style style:name="P518" style:parent-style-name="Standard" style:family="paragraph">
      <style:paragraph-properties fo:text-align="center" fo:line-height="150%"/>
      <style:text-properties style:font-name="Times New Roman" fo:font-size="15pt" style:font-size-asian="15pt" style:font-size-complex="15pt"/>
    </style:style>
    <style:style style:name="P519" style:parent-style-name="Standard" style:family="paragraph">
      <style:paragraph-properties fo:text-align="center" fo:line-height="150%"/>
      <style:text-properties style:font-name="Times New Roman" fo:font-size="15pt" style:font-size-asian="15pt" style:font-size-complex="15pt"/>
    </style:style>
    <style:style style:name="P520" style:parent-style-name="Standard" style:family="paragraph">
      <style:paragraph-properties fo:text-align="center" fo:line-height="150%"/>
      <style:text-properties style:font-name="Times New Roman" fo:font-size="15pt" style:font-size-asian="15pt" style:font-size-complex="15pt"/>
    </style:style>
    <style:style style:name="P521" style:parent-style-name="Standard" style:family="paragraph">
      <style:paragraph-properties fo:text-align="center" fo:line-height="150%"/>
      <style:text-properties style:font-name="Times New Roman" fo:font-size="10.5pt" style:font-size-asian="10.5pt"/>
    </style:style>
    <style:style style:family="graphic" style:name="a0">
      <style:graphic-properties style:wrap="parallel" style:wrap-contour="false" style:horizontal-rel="paragraph" style:vertical-rel="paragraph" style:horizontal-pos="center" style:vertical-pos="from-top"/>
    </style:style>
    <style:style style:family="graphic" style:name="a1">
      <style:graphic-properties style:wrap="parallel" style:wrap-contour="false" style:horizontal-rel="paragraph" style:vertical-rel="paragraph" style:horizontal-pos="center" style:vertical-pos="from-top"/>
    </style:style>
    <style:style style:family="graphic" style:name="a2">
      <style:graphic-properties style:wrap="parallel" style:wrap-contour="false" style:horizontal-rel="paragraph" style:vertical-rel="paragraph" style:horizontal-pos="from-left" style:vertical-pos="from-top"/>
    </style:style>
    <style:style style:family="graphic" style:name="a3">
      <style:graphic-properties style:wrap="parallel" style:wrap-contour="false" style:horizontal-rel="paragraph" style:vertical-rel="paragraph" style:horizontal-pos="center" style:vertical-pos="from-top"/>
    </style:style>
    <style:style style:family="graphic" style:name="a4">
      <style:graphic-properties style:wrap="parallel" style:wrap-contour="false" style:horizontal-rel="paragraph" style:vertical-rel="paragraph" style:horizontal-pos="from-left" style:vertical-pos="from-top"/>
    </style:style>
    <style:style style:family="graphic" style:name="a5">
      <style:graphic-properties fo:wrap-option="no-wrap" fo:padding-top="0.0098in" fo:padding-bottom="0.0098in" fo:padding-left="0.0098in" fo:padding-right="0.0098in" draw:textarea-vertical-align="middle" draw:textarea-horizontal-align="left" style:wrap="run-through" style:run-through="foreground" draw:fill="none" draw:stroke="solid" svg:stroke-width="0.0201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3"/>
      <text:p text:style-name="P4"/>
      <text:p text:style-name="P5"/>
      <text:p text:style-name="P6"/>
      <text:p text:style-name="P7"/>
      <text:p text:style-name="P8"/>
      <text:p text:style-name="P9">Brian Horlick-Cruz</text:p>
      <text:p text:style-name="P10">United States Peace Corps Burkina Faso, G33</text:p>
      <text:p text:style-name="P11">Kossouka, Yatenga Province, Region du Nord</text:p>
      <text:p text:style-name="P12"><text:bookmark-start text:name="_Hlk63175187"/><text:span text:style-name="T13">É</text:span><text:span text:style-name="T14">tude de Milieu</text:span><text:bookmark-end text:name="_Hlk63175187"/><text:span text:style-name="T15">, December 2016</text:span></text:p>
      <text:soft-page-break/>
      <text:p text:style-name="P16">Overview</text:p>
      <text:p text:style-name="P17"><text:span text:style-name="T18"><text:tab/>Kossouka is a small town in the Yatenga Province of the<text:s/></text:span><text:span text:style-name="T19">region du nord,<text:s/></text:span><text:span text:style-name="T20">located<text:s/></text:span><text:span text:style-name="T21">directly on the unpaved N15 road, 45 kilometers northwest of Kongoussi and 65 kilometers southeast of Ouahigouya. <text:s/>There is a STAF<text:s/></text:span><text:span text:style-name="T22">gare</text:span><text:span text:style-name="T23"><text:s/></text:span><text:span text:style-name="T24">that can be used to send and receive parcels, and there are two daily buses going to Ouagadougou in the morning and two<text:s/></text:span><text:span text:style-name="T25">arriving from Ouagadougou in the evening. <text:s/>Travel to Ouahigouya is limited to a single morning bush taxi from either Kossouka or Seguenega with a single bush taxi returning in the afternoon. <text:s/>Kossouka is a political commune and an administrative department</text:span><text:span text:style-name="T26">, with both a mayor and a prefect. <text:s/>Its</text:span><text:span text:style-name="T27"><text:s/>CSPS serves a<text:s/></text:span><text:span text:style-name="T28">region de santé<text:s/></text:span><text:span text:style-name="T29">including seven surrounding villages, from which students also commonly commute. <text:s/>Kossouka is in the heart of Burkina Faso’s gold country, and small-scale independent mining ventures hav</text:span><text:span text:style-name="T30">e helped the local economy to grow. <text:s/>Most houses in central Kossouka now have electricity, and goods that must be trucked in such as electronics are easily available. <text:s/>There are ten<text:s/></text:span><text:span text:style-name="T31">quartiers</text:span><text:span text:style-name="T32"><text:s/>in Kossouka: Tang-Zugu, Toeboulguin, Bogure, Napalgue, Nabdogo,<text:s/></text:span><text:span text:style-name="T33">Saadgo, Nayiri, Nabguin Sigdmossi, and Soulguin.</text:span></text:p>
      <text:p text:style-name="P34"/>
      <text:p text:style-name="P35">Culture and Demographics</text:p>
      <text:p text:style-name="P36"/>
      <text:p text:style-name="P37"><text:span text:style-name="T38"><text:s/></text:span><text:span text:style-name="T39"><text:tab/>Kossouka has a population of 6,682, however, it serves as the commercial and healthcare center for a total of 13,272 people including seven surrounding satellite villages. <text:s/>The l</text:span><text:span text:style-name="T40">argest ethnic group is the Mossi people, however there is a small presence of Peuhl and Rimaibe peoples amongst other minorities. <text:s/>Due to the nature of the local economy, Kossouka attracts many people from other parts of the country, giving it relative div</text:span><text:span text:style-name="T41">ersity. <text:s/>While Moore is the most commonly used local language, there are numerous individuals, mostly government<text:s/></text:span><text:span text:style-name="T42">fonctionnaires</text:span><text:span text:style-name="T43">,</text:span><text:span text:style-name="T44"><text:s/>who come from different parts of Burkina Faso, and therefore rely on French for community interactions. <text:s/>Most residents have go</text:span><text:span text:style-name="T45">od knowledge of the French language, and it is mainly children below the primary school age or older adults who speak only Moore. <text:s/></text:span></text:p>
      <text:p text:style-name="P46"><text:span text:style-name="T47"><text:tab/></text:span><text:span text:style-name="T48">The majority of the residents are Muslims (approximately 90%), and there are several mosques scattered throughout<text:s/></text:span><text:span text:style-name="T49">town; however, there is a<text:s/></text:span><text:span text:style-name="T50">well-integrated</text:span><text:span text:style-name="T51"><text:s/>Christian Community (approximately 10%) and both a Catholic church and a Protestant church. <text:s/>There are no distinct<text:s/></text:span><text:span text:style-name="T52">quartiers<text:s/></text:span><text:span text:style-name="T53">for members of the differing religious groups, however there is a small concentration of<text:s/></text:span><text:span text:style-name="T54">Christians near the Catholic church. <text:s/></text:span></text:p>
      <text:p text:style-name="P55"><text:span text:style-name="T56"><text:tab/>The exact history of Kossouka can be somewhat apocryphal. <text:s/>Outside of town and especially on the hill that dominates the northern skyline, traces of the pre-Mossi society can be found in the form of abundant pottery<text:s/></text:span><text:span text:style-name="T57">shards and fragments. <text:s/>Local farmers claim that these are as much as 1,000 years old,<text:s/></text:span><text:soft-page-break/><text:span text:style-name="T58">however, not much is known about the culture locally. <text:s/>There are multiple oral histories of a mythical nature surrounding the story of the founding of Kossouka, but the m</text:span><text:span text:style-name="T59">ost common one is centered on the first well in the village, known as<text:s/></text:span><text:span text:style-name="T60">nyadiga</text:span><text:span text:style-name="T61">, which can still be seen just outside of the market in the village center. <text:s/>It tells the story of a hunter who would pass by a woman drawing water from the well each day, giving<text:s/></text:span><text:span text:style-name="T62">her a share of the meat from his day’s work simply out of kindness. <text:s/>Eventually, the woman’s father asked to meet the hunter, and later had her marry him due to his generosity. <text:s/>When seeking out a place for the couple to live, the hunter searched for a pla</text:span><text:span text:style-name="T63">ce with water, and decided to settle beside the old well, calling the place Kossouka, which can be translated from Moore as “place where water is found,” or “land surrounded by water.” <text:s/>This spot became the<text:s/></text:span><text:span text:style-name="T64">quartier<text:s/></text:span><text:span text:style-name="T65">of Nabdogo. <text:s/>The hunter’s three brothers</text:span><text:span text:style-name="T66"><text:s/>next moved nearby and founded the<text:s/></text:span><text:span text:style-name="T67">quartiers of<text:s/></text:span><text:span text:style-name="T68">Toebouglin, Seulghin, and Nogbin, followed by the installation of a blacksmith who founded the blacksmiths’<text:s/></text:span><text:span text:style-name="T69">quartier</text:span><text:span text:style-name="T70"><text:s/>of Sandogo. <text:s/>Later on, a nephew of the hunter’s wife’s father moved to Kossouka from Yabans</text:span><text:span text:style-name="T71">go to act as the<text:s/></text:span><text:span text:style-name="T72">chef du<text:s/></text:span><text:span text:style-name="T73">village</text:span><text:span text:style-name="T74"><text:s/>and</text:span><text:span text:style-name="T75"><text:s/>founded the<text:s/></text:span><text:span text:style-name="T76">quartier</text:span><text:span text:style-name="T77"><text:s/>of Nayiri. <text:s/>The<text:s/></text:span><text:span text:style-name="T78">quartier</text:span><text:span text:style-name="T79"><text:s/>of Siighin is said to have been later founded by a traveling woman who was able to summon rain by praying.</text:span></text:p>
      <text:p text:style-name="P80"><text:span text:style-name="T81"><text:tab/></text:span><text:span text:style-name="T82">Nyadiga</text:span><text:span text:style-name="T83"><text:s/>is a well-known cultural site in Kossouka, and it is now said that a Jinni (or genie) lives within it. <text:s/>It is forb</text:span><text:span text:style-name="T84">idden to wear red clothing when near the well, or one runs the risk of becoming cursed. <text:s/>The current<text:s/></text:span><text:span text:style-name="T85">chef du village</text:span><text:span text:style-name="T86"><text:s/>is a former<text:s/></text:span><text:span text:style-name="T87">gendarme</text:span><text:span text:style-name="T88">, and lives in a large compound on the west end of town. <text:s/>The village became a<text:s/></text:span><text:span text:style-name="T89">préfet</text:span><text:span text:style-name="T90"><text:s/>in 1997, at which point the<text:s/></text:span><text:span text:style-name="T91">maiso</text:span><text:span text:style-name="T92">n</text:span><text:span text:style-name="T93"><text:s/>de<text:s/></text:span><text:span text:style-name="T94">jeunes</text:span><text:span text:style-name="T95"><text:s/>was also constructed. <text:s/>Kossouka inaugurated its first mayor in 2006, and elected a CVD the following year.</text:span></text:p>
      <text:p text:style-name="P96"><text:span text:style-name="T97"><text:tab/>There are several traditional festivals held in Kossouka throughout the year. <text:s/>The<text:s/></text:span><text:span text:style-name="T98">Napuusem</text:span><text:span text:style-name="T99"><text:s/>is a yearly festival that honors the<text:s/></text:span><text:span text:style-name="T100">chef du</text:span><text:span text:style-name="T101"><text:s/>village,<text:s/></text:span><text:span text:style-name="T102">in which the<text:s/></text:span><text:span text:style-name="T103">chef</text:span><text:span text:style-name="T104"><text:s/>hosts a large party with music and dancing, while locals bring him gifts. <text:s/>Additionally, in the various<text:s/></text:span><text:span text:style-name="T105">quartiers</text:span><text:span text:style-name="T106">, there are festivals held to honor the ancestors and thank them for bountiful harvests and good health. <text:s/>Depending</text:span><text:span text:style-name="T107"><text:s/>on the<text:s/></text:span><text:span text:style-name="T108">quartier</text:span><text:span text:style-name="T109">, these festivals are called<text:s/></text:span><text:span text:style-name="T110">filiga<text:s/></text:span><text:span text:style-name="T111">or<text:s/></text:span><text:span text:style-name="T112">bega</text:span><text:span text:style-name="T113">. <text:s/>Lastly, there is a festival that occurs every three years, known as<text:s/></text:span><text:span text:style-name="T114">nazayga</text:span><text:span text:style-name="T115">, which is traditionally believed to bring more rain during the rainy season. <text:s/>Apart from these<text:s/></text:span><text:span text:style-name="T116">fêtes</text:span><text:span text:style-name="T117">,<text:s/></text:span><text:span text:style-name="T118">prayers and sacr</text:span><text:span text:style-name="T119">ifices can be made at any time in the<text:s/></text:span><text:span text:style-name="T120">bilya</text:span><text:span text:style-name="T121">, or sacred forest of the ancestors.</text:span></text:p>
      <text:p text:style-name="P122"><text:tab/></text:p>
      <text:p text:style-name="P123">Economy</text:p>
      <text:p text:style-name="P124"/>
      <text:p text:style-name="P125"><text:span text:style-name="T126"><text:tab/></text:span><text:span text:style-name="T127">The primary economic activities in Kossouka are commerce, gold mining, education, and agricultural work. <text:s/>While effectively everyone performs subsistence agricultur</text:span><text:span text:style-name="T128">e on some level, for most residents in the town, it is secondary to some other form of work. <text:s/>There are many boutiques and several small restaurants that are nearly always busy, along with several small bakers and a commercial<text:s/></text:span><text:soft-page-break/><text:span text:style-name="T129">boulangerie.</text:span><text:span text:style-name="T130"><text:s text:c="2"/>There is a mar</text:span><text:span text:style-name="T131">ket every three days which alternates with the markets in Seguenega and Kalsaka. <text:s/>While it does provide the community with sufficient meat and produce, it does not have the same variety of fruits and vegetables as can be found 10 kilometers to the west in<text:s/></text:span><text:span text:style-name="T132">Seguenega. <text:s/></text:span><text:span text:style-name="T133">Additionally,</text:span><text:span text:style-name="T134"><text:s/>there are three large bars that attract many locals for drinks and dancing almost every night, including the<text:s/></text:span><text:span text:style-name="T135">maison de jeunes</text:span><text:span text:style-name="T136">, which is regularly used as a venue for birthday celebrations, weddings, and other festivities.</text:span></text:p>
      <text:p text:style-name="P137"><text:span text:style-name="T138"><text:tab/>In recen</text:span><text:span text:style-name="T139">t years, independent gold mining operations have been on the rise, and contribute substantially to the local economy. <text:s/>Many local men and boys simply go out to the hills, sometimes carrying a metal detector, and dig for gold, which is generally found in fl</text:span><text:span text:style-name="T140">akes. <text:s/>They then sell the gold to buyers, who resell the gold in the cities and keep the majority of the profit. <text:s/>Some of these operations are somewhat more organized, and it is not unheard of for groups of men to dig in pits as deep as eighty meters. <text:s/>Upo</text:span><text:span text:style-name="T141">n returning to town, these miners are immediately recognizable by a pathognomonic coating of yellow dust covering their entire bodies. While this type of work has proven profitable, it comes at a steep price. <text:s/>The work is not only physically difficult, but</text:span><text:span text:style-name="T142"><text:s/>dangerous. <text:s/>Accidents are not uncommon, and last year alone, the flooding of a single mine pit killed over 100 workers. <text:s/>Additionally, due to its nature, there are no safety standards and men work without protective clothing or face masks, and thus subjec</text:span><text:span text:style-name="T143">t themselves to excessive inhalation of air contaminants and injury.</text:span></text:p>
      <text:p text:style-name="P144"><text:span text:style-name="T145"><text:tab/>Government<text:s/></text:span><text:span text:style-name="T146">fonctionnaires</text:span><text:span text:style-name="T147"><text:s/></text:span><text:span text:style-name="T148">also have contributed substantially to local economics, as a growing community of primary and secondary school teachers bring outside money to Kossouka for day-</text:span><text:span text:style-name="T149">to-day life. <text:s/>While it is common for teachers to live in temporary local housing and return to their hometowns for vacations, there are several who choose to reside in Kossouka for the entire year.</text:span></text:p>
      <text:p text:style-name="P150"/>
      <text:p text:style-name="P151">Health Resources</text:p>
      <text:p text:style-name="P152"/>
      <text:p text:style-name="P153"><text:tab/>There is a single CSPS in<text:s/>Kossouka, founded in 1950 and rehabilitated in 1999. In addition to serving the people of Kossouka, it is the primary source of medical care for the villages of Iki, Kagrin, Magarougou, Napalgue, Sassaka Foulbé, Sassaka M, and Yamsinde. <text:s/>The CSPS has regular vaccination and sensitization events regarding malaria prevention and family planning. <text:s/>There are two pharmacies where most needed medications can be found, and other goods such as dental care products and condoms can be found in many boutiques. <text:s/>More serious or specialized medical needs are generally met by traveling to the hospital in Ouahigouya. <text:s/>Overall, they do a good job of keeping the people of Kossouka and the surrounding area aware and informed of the dangers of malaria and the importance of drinking clean water, yet there are still problems with people not sleeping under mosquito nets.</text:p>
      <text:soft-page-break/>
      <text:p text:style-name="P154"><text:tab/>While nearly everyone is aware of the importance of hand washing, use of soap—liquid or solid—is quite low. <text:s/>This is an obvious health risk for consumers of restaurant and street foods, and marks room for improvement. <text:s/>Alcohol abuse does not appear to be an endemic problem, however, like much of Burkina, chain smoking is prolific amongst men of all age groups.</text:p>
      <text:p text:style-name="P155"/>
      <text:p text:style-name="P156">Education</text:p>
      <text:p text:style-name="P157"/>
      <text:p text:style-name="P158"><text:span text:style-name="T159"><text:tab/>There are 27 schools in Kossouka: 23 prima</text:span><text:span text:style-name="T160">ry schools (16 public, 7 private), one Koranic school, one college (CEG, or<text:s/></text:span><text:span text:style-name="T161">Continuum</text:span><text:span text:style-name="T162">), one</text:span><text:span text:style-name="T163"><text:s/></text:span><text:span text:style-name="T164">lycée</text:span><text:span text:style-name="T165"><text:s/></text:span><text:span text:style-name="T166">privée</text:span><text:span text:style-name="T167">, and one<text:s/></text:span><text:span text:style-name="T168">lycée</text:span><text:span text:style-name="T169"><text:s/>departmental,<text:s/></text:span><text:span text:style-name="T170">both of which combine a<text:s/></text:span><text:span text:style-name="T171">lycée</text:span><text:span text:style-name="T172"><text:s/>and CEG in one center. <text:s/>There is also an active<text:s/></text:span><text:span text:style-name="T173">Association des Parents des<text:s/></text:span><text:span text:style-name="T174">Élevés</text:span><text:span text:style-name="T175"><text:s/>(APE)</text:span><text:span text:style-name="T176"><text:s/>whi</text:span><text:span text:style-name="T177">ch contributes substantially to the progress and success of students in Kossouka. <text:s/>Members of the<text:s/></text:span><text:span text:style-name="T178">APE<text:s/></text:span><text:span text:style-name="T179">paid for and constructed the 2</text:span><text:span text:style-name="T180">2nd</text:span><text:span text:style-name="T181">, 1</text:span><text:span text:style-name="T182">ere</text:span><text:span text:style-name="T183">, Terminale, and teachers’ lounge buildings on the<text:s/></text:span><text:span text:style-name="T184">lycée</text:span><text:span text:style-name="T185"><text:s/></text:span><text:span text:style-name="T186">campus and provide financial support for all students who<text:s/></text:span><text:span text:style-name="T187">travel to Ouahigouya to take the BAC, covering the costs of lodging and food.</text:span><text:span text:style-name="T188"><text:s text:c="2"/>There are no<text:s/></text:span><text:span text:style-name="T189">bisongos,<text:s/></text:span><text:span text:style-name="T190">CEEP’s, or daycares. I have been assigned to work at both the<text:s/></text:span><text:span text:style-name="T191">lycée</text:span><text:span text:style-name="T192"><text:s/>departmental<text:s/></text:span><text:span text:style-name="T193">and the<text:s/></text:span><text:span text:style-name="T194">continuum</text:span><text:span text:style-name="T195"><text:s/>as a 5</text:span><text:span text:style-name="T196">eme</text:span><text:span text:style-name="T197"><text:s/>English teacher. <text:s/></text:span></text:p>
      <text:p text:style-name="P198"><text:span text:style-name="T199"><text:tab/>The<text:s/></text:span><text:span text:style-name="T200">lycée<text:s/></text:span><text:span text:style-name="T201">began as a CEG, which was founded in 2002. <text:s/>Classrooms for 2</text:span><text:span text:style-name="T202">nd</text:span><text:span text:style-name="T203">, 1</text:span><text:span text:style-name="T204">ere</text:span><text:span text:style-name="T205">, and<text:s/></text:span><text:span text:style-name="T206">terminale</text:span><text:span text:style-name="T207"><text:s/>opened in the 2012-2013 school year to meet the growing student population. <text:s/>Prior to its opening, s</text:span><text:span text:style-name="T208">tudents at the<text:s/></text:span><text:span text:style-name="T209">lycée<text:s/></text:span><text:span text:style-name="T210">level had to commute eleven kilometers to the northwest to the<text:s/></text:span><text:span text:style-name="T211">lycée<text:s/></text:span><text:span text:style-name="T212">in Seguenega. The<text:s/></text:span><text:span text:style-name="T213">lycée</text:span><text:span text:style-name="T214"><text:s/></text:span><text:span text:style-name="T215">departmental</text:span><text:span text:style-name="T216"><text:s/>is located across the N15 road from the main part of Kossouka, and consists of a complex of two long classroom buildings that hos</text:span><text:span text:style-name="T217">t the CEG students and two smaller ones in between<text:s/></text:span><text:span text:style-name="T218">for the<text:s/></text:span><text:span text:style-name="T219">lycée</text:span><text:span text:style-name="T220"><text:s/></text:span><text:span text:style-name="T221">students</text:span><text:span text:style-name="T222">.</text:span><text:span text:style-name="T223"><text:s text:c="2"/>Being a relatively new school, the infrastructure is comparatively good: the chalkboards are in excellent condition and there are minimal defects in the buildings. <text:s/>The budget and resource</text:span><text:span text:style-name="T224">s are also better than many schools, as there are sufficient books for most subjects, often coffee or tea in the teachers’ lounge, a copy machine and computer, and a water pump with potable water. <text:s/>A school lunch program has existed in past years, however,</text:span><text:span text:style-name="T225"><text:s/>it was canceled for the 2016-2017 school year. <text:s/>Students in the higher-level classes are fairly politically active, and impromptu strikes are held throughout the year, including one in November 2016 to protest a lack of sufficient teachers for physical ed</text:span><text:span text:style-name="T226">ucation, mathematics, and physics. <text:s/>There are currently 676 students who attend classes on this campus.</text:span></text:p>
      <text:p text:style-name="P227"><text:span text:style-name="T228"><text:tab/>The<text:s/></text:span><text:span text:style-name="T229">continuum</text:span><text:span text:style-name="T230"><text:s/>(CEG) is a fairly new school. <text:s/>It opened in 2014, with a single 6</text:span><text:span text:style-name="T231">eme</text:span><text:span text:style-name="T232"><text:s/>class of 94 students. <text:s/>Previously, all CEG-level students had to at</text:span><text:span text:style-name="T233">tend the classes at the college which is now part of the<text:s/></text:span><text:span text:style-name="T234">lycée</text:span><text:span text:style-name="T235"><text:s/>departmental.<text:s/></text:span><text:span text:style-name="T236">It has added a new class each<text:s/></text:span><text:span text:style-name="T237">year, and</text:span><text:span text:style-name="T238"><text:s/>currently has 6</text:span><text:span text:style-name="T239">eme</text:span><text:span text:style-name="T240">, 5</text:span><text:span text:style-name="T241">eme</text:span><text:span text:style-name="T242">, and 4</text:span><text:span text:style-name="T243">eme</text:span><text:span text:style-name="T244"><text:s/>classes with plans to add 3</text:span><text:span text:style-name="T245">eme<text:s/></text:span><text:span text:style-name="T246">in the following year. <text:s/>Resources are comparatively scarce at this schoo</text:span><text:span text:style-name="T247">l. <text:s/></text:span><text:soft-page-break/><text:span text:style-name="T248">There are three classrooms currently being used, which are part of<text:s/></text:span><text:span text:style-name="T249">école</text:span><text:span text:style-name="T250"><text:s/>“D”,<text:s/></text:span><text:span text:style-name="T251">one of the primary schools on the west side of town. <text:s/>The classrooms and buildings are in generally poor condition, with chalkboards that are difficult to write on and read f</text:span><text:span text:style-name="T252">rom. There are no available textbooks for students to use or borrow. <text:s/>Additionally, the only<text:s/></text:span><text:span text:style-name="T253">full-time</text:span><text:span text:style-name="T254"><text:s/>staff are the<text:s/></text:span><text:span text:style-name="T255">proviseur</text:span><text:span text:style-name="T256"><text:s/>and the<text:s/></text:span><text:span text:style-name="T257">surveillante</text:span><text:span text:style-name="T258">, who was hired in<text:s/></text:span><text:span text:style-name="T259">mid-December</text:span><text:span text:style-name="T260"><text:s/>2016. <text:s/>All other teachers come from the<text:s/></text:span><text:span text:style-name="T261">lycée</text:span><text:span text:style-name="T262"><text:s/>departmental. <text:s/></text:span><text:span text:style-name="T263">The CEG</text:span><text:span text:style-name="T264"><text:s/>has a total of 186 students.</text:span><text:span text:style-name="T265"><text:s/></text:span></text:p>
      <text:p text:style-name="P266"><text:span text:style-name="T267"><text:tab/>While the student body in Kossouka is rapidly growing, test pass rates seem to show a slight decline, in every case with poorer results for female students than male students. <text:s/>The causes of this are not clear; however, incre</text:span><text:span text:style-name="T268">ased stress on insufficient staff numbers and resources should be open for speculation.</text:span></text:p>
      <text:p text:style-name="P269"/>
      <text:p text:style-name="P270"><text:span text:style-name="T271"><draw:frame draw:z-index="251659264" draw:style-name="a0" draw:name="Object1" text:anchor-type="paragraph" svg:x="0in" svg:y="0.0625in" svg:width="7.22153in" svg:height="4.28056in" style:rel-width="scale" style:rel-height="scale"><draw:object xlink:href="Object 1/" xlink:type="simple" xlink:show="embed" xlink:actuate="onLoad"/><svg:title/><svg:desc>chart</svg:desc></draw:frame></text:span></text:p>
      <text:p text:style-name="P272"/>
      <text:p text:style-name="P273"/>
      <text:p text:style-name="P274"/>
      <text:soft-page-break/>
      <text:p text:style-name="P275"><text:span text:style-name="T276"><draw:frame draw:z-index="251656192" draw:style-name="a1" draw:name="Object3" text:anchor-type="paragraph" svg:x="0in" svg:y="0in" svg:width="7.07153in" svg:height="4.29514in" style:rel-width="scale" style:rel-height="scale"><draw:object xlink:href="Object 2/" xlink:type="simple" xlink:show="embed" xlink:actuate="onLoad"/><svg:title/><svg:desc/></draw:frame></text:span><text:span text:style-name="T277"><draw:frame draw:z-index="251655168" draw:style-name="a2" draw:name="Object4" text:anchor-type="paragraph" svg:x="-0.11597in" svg:y="4.45764in" svg:width="7.04792in" svg:height="3.88056in" style:rel-width="scale" style:rel-height="scale"><draw:object xlink:href="Object 3/" xlink:type="simple" xlink:show="embed" xlink:actuate="onLoad"/><svg:title/><svg:desc/></draw:frame></text:span></text:p>
      <text:p text:style-name="P278"/>
      <text:p text:style-name="P279"/>
      <text:p text:style-name="P280"/>
      <text:soft-page-break/>
      <text:p text:style-name="P281">Sex and Gender in the School Environment</text:p>
      <text:p text:style-name="P282"/>
      <text:p text:style-name="P283"><text:tab/>Sex and gender relations in Kossouka appear to have followed the general national trends in recent years. <text:s/>While boys have historically been favored over girls in almost all aspects of life, including education, this has tended toward greater equality. <text:s/>The proportion of female to male students is generally equal or slightly higher at the pre-BEPC level. <text:s/>Locals attribute this to a change in the perception of women’s education. <text:s/>Previously, it may have been seen as something that could lead to income generation solely for the young woman and possibly her husband, leaving the family behind with no economic returns. <text:s/>More recently, with growing numbers of educated women, people have begun to realize that this is not true, and that women contribute back to their families to the same extent that men do. <text:s/>Post-BEPC, however, the proportions shift dramatically, though<text:s/>both sexes see substantial decreases in school attendance. <text:s/>For women this is largely due to marriages or pregnancy, while many boys decide to pursue some form of work in order to earn money instead of attending school.</text:p>
      <text:p text:style-name="P284"/>
      <text:p text:style-name="P285"/>
      <text:p text:style-name="P286"><text:span text:style-name="T287"><draw:frame draw:z-index="251660288" draw:style-name="a3" draw:name="Object2" text:anchor-type="paragraph" svg:x="0in" svg:y="-0.08333in" svg:width="7.48056in" svg:height="4.34514in" style:rel-width="scale" style:rel-height="scale"><draw:object xlink:href="Object 4/" xlink:type="simple" xlink:show="embed" xlink:actuate="onLoad"/><svg:title/><svg:desc/></draw:frame></text:span></text:p>
      <text:p text:style-name="P288"/>
      <text:p text:style-name="P289"/>
      <text:soft-page-break/>
      <text:p text:style-name="P290"><text:span text:style-name="T291"><draw:frame draw:z-index="251658240" draw:style-name="a4" draw:name="Object5" text:anchor-type="paragraph" svg:x="-0.41319in" svg:y="-0.00139in" svg:width="7.50972in" svg:height="4.07986in" style:rel-width="scale" style:rel-height="scale"><draw:object xlink:href="Object 5/" xlink:type="simple" xlink:show="embed" xlink:actuate="onLoad"/><svg:title/><svg:desc/></draw:frame></text:span></text:p>
      <text:p text:style-name="P292"><text:span text:style-name="T293"><text:tab/></text:span><text:span text:style-name="T294">A girls’ club of sorts exis</text:span><text:span text:style-name="T295">ts at the<text:s/></text:span><text:span text:style-name="T296">lycée</text:span><text:span text:style-name="T297"><text:s/></text:span><text:span text:style-name="T298">departmental</text:span><text:span text:style-name="T299">, called the Young Leaders Club. <text:s/>Though it is meant primarily to target young girls with strong academic performance and leadership qualities, it includes a minority of male students in order to avoid creating an isolating or d</text:span><text:span text:style-name="T300">iscriminatory environment. <text:s/>It consists of 10 female students and 5 male students selected by the club leaders (volunteer teachers) based on the merit of their grades and conduct in school. <text:s/>Students are only selected from classes that do not have major te</text:span><text:span text:style-name="T301">sts, and excludes 6</text:span><text:span text:style-name="T302">eme</text:span><text:span text:style-name="T303"><text:s/>and 5</text:span><text:span text:style-name="T304">eme</text:span><text:span text:style-name="T305"><text:s/>students, leaving membership available only to students in 4</text:span><text:span text:style-name="T306">eme</text:span><text:span text:style-name="T307">, 2</text:span><text:span text:style-name="T308">nd</text:span><text:span text:style-name="T309"><text:s/>and 1</text:span><text:span text:style-name="T310">ere</text:span><text:span text:style-name="T311">. <text:s/>The club takes care of cleaning up the school on weekends and leading talks on important social issues such as sex and gender equality or climat</text:span><text:span text:style-name="T312">e and environmental issues. <text:s/>Additionally, this club is part of a larger network of Young Leaders Clubs at other schools in the region, and a camp is organized every two years in Goursi.</text:span></text:p>
      <text:p text:style-name="P313"><text:span text:style-name="T314"><text:tab/>No formal sex education is provided by<text:s/></text:span><text:span text:style-name="T315">the lycée</text:span><text:span text:style-name="T316"><text:s/></text:span><text:span text:style-name="T317">departmental<text:s/></text:span><text:span text:style-name="T318">or any other school in Kossouka. <text:s/>The community relies on sensitizations provided by the CSPS or AMMI, an organization from Ouahigouya that specializes in providing regional villages with sexual health sensitizations.</text:span></text:p>
      <text:p text:style-name="P319"/>
      <text:p text:style-name="P320"/>
      <text:p text:style-name="P321">Priority Problems</text:p>
      <text:p text:style-name="P322"><text:tab/></text:p>
      <text:soft-page-break/>
      <text:p text:style-name="P323"><text:span text:style-name="T324"><text:tab/></text:span><text:span text:style-name="T325">Like many other villages, one of the largest problems with the schools is student retention. <text:s/>There is a high drop-out rate, which increases at each ascending grade-level. <text:s/>There is no single cause for this. <text:s/>One common reason is simply a lack of family fu</text:span><text:span text:style-name="T326">nds for school fees and supplies. <text:s/>For many families it is already a struggle to pay the fees of the public schools, and so if a student struggles or fails classes there, it is almost impossible to pay the cost of a private school, which is three to four t</text:span><text:span text:style-name="T327">imes the cost. <text:s/>Poverty as such has caused growing numbers of young men and boys to pursue gold mining work as young as ten or eleven years old. <text:s/>The situation is even worse for girls, many of whom become pregnant in the midst of their education. <text:s/>It is no</text:span><text:span text:style-name="T328">t uncommon for girls at the CEG level to have children or be married off by their families, which leads them take an extended break from schooling or abandon the system entirely. <text:s/>Especially after having children, many girls are kept at home to help with d</text:span><text:span text:style-name="T329">aily domestic work or take up simple jobs around village, such as selling beverages or street food like<text:s/></text:span><text:span text:style-name="T330">samsa</text:span><text:span text:style-name="T331"><text:s/>or fried<text:s/></text:span><text:span text:style-name="T332">patate.</text:span></text:p>
      <text:p text:style-name="P333"><text:span text:style-name="T334"><text:tab/>Confounding these problems are the day-to-day difficulties of living in village and going to school. <text:s/>A lack of quality bicycles</text:span><text:span text:style-name="T335"><text:s/>and frequent<text:s/></text:span><text:span text:style-name="T336">breakdowns</text:span><text:span text:style-name="T337"><text:s/>make it difficult for some students to make it to class on time or at all, as most students need to travel around one mile to reach any of the<text:s/></text:span><text:span text:style-name="T338">lycée</text:span><text:span text:style-name="T339">s</text:span><text:span text:style-name="T340"><text:s/>or CEG’s. <text:s/>Additionally, due to the prolific reliance on subsistence agriculture</text:span><text:span text:style-name="T341">, many students are held at home by their parents during important times of the year for planting or harvesting. <text:s/>In October and November, students are often kept at home for harvesting fields and gardening, while in late April and May they are required to</text:span><text:span text:style-name="T342"><text:s/>help with planting crops and preparing fields for the rainy season. <text:s/>All of this contributes to a lack of motivation in many students, especially those who are not well off financially.</text:span></text:p>
      <text:p text:style-name="P343"><text:span text:style-name="T344"><text:tab/>That there is no formal or informal preschool has been a continuous<text:s/></text:span><text:span text:style-name="T345">source of frustration for many residents in Kossouka. <text:s/>Effectively all adults with young children have nowhere to send them during the day while they work, leaving them idling about in<text:s/></text:span><text:span text:style-name="T346">workplaces</text:span><text:span text:style-name="T347"><text:s/>in town or wandering about the fields. <text:s/>While this is not a</text:span><text:span text:style-name="T348">lways problematic, it is notably a sanitation problem, as many restauranteurs or street food vendors have their children in the food preparation area and touching things with unwashed hands, which spreads stomach viruses and other food-borne illnesses rapi</text:span><text:span text:style-name="T349">dly. <text:s/>Yet, the most significant problem caused by the lack of preschool education access is the serious disadvantage that many children have with the French language. <text:s/>Children are able to learn a new language most easily during these formative years, and<text:s/></text:span><text:span text:style-name="T350">while many parents are able to begin to teach their children French independently, there remain many adults in Kossouka who cannot speak very much French at all. <text:s/>This results in many children getting through the primary school system unable to sufficientl</text:span><text:span text:style-name="T351">y speak or understand the sole language of instruction at the CEG and<text:s/></text:span><text:span text:style-name="T352">lycée</text:span><text:span text:style-name="T353"><text:s/></text:span><text:span text:style-name="T354">level. <text:s/>The dearth of early childhood education is thus a serious problem affecting all generations in Kossouka.</text:span></text:p>
      <text:soft-page-break/>
      <text:p text:style-name="P355"><text:span text:style-name="T356"><text:tab/>A needs hierarchy assessment activity was carried out at the<text:s/></text:span><text:span text:style-name="T357">lycée</text:span><text:span text:style-name="T358"><text:s/>departmental’s<text:s/></text:span><text:span text:style-name="T359">2016 end-of-trimester teacher’s meeting to explore what the school staff saw as being the most important needs of the school (see Table 1). <text:s/>The staff was most concerned with infrastructure and resource problems at the school, notably a lac</text:span><text:span text:style-name="T360">k of lighting for the classrooms. <text:s/>The other primary concerns were educational resources and documents, such as books, maps, and microscopes. <text:s/>Apart from the suggestions from the staff, a notable problem amongst all schools in Kossouka is a lack of suffici</text:span><text:span text:style-name="T361">ent teachers; almost every faculty member spreads out his or her work between the local schools and schools in Seguenega. <text:s/>In addition, specifically regarding English language instruction, the materials are of relatively low quality, with syntactical error</text:span><text:span text:style-name="T362">s and reading passages that are far too advanced for their designated levels.</text:span></text:p>
      <text:p text:style-name="P363"/>
      <text:p text:style-name="P364"><text:span text:style-name="T365"><text:tab/></text:span><text:span text:style-name="T366">Table 1-</text:span><text:span text:style-name="T367"><text:s/></text:span><text:span text:style-name="T368">Needs Hierarchy Assessment Results</text:span></text:p>
      <table:table table:style-name="Table369">
        <table:table-columns>
          <table:table-column table:style-name="TableColumn370"/>
          <table:table-column table:style-name="TableColumn371"/>
          <table:table-column table:style-name="TableColumn372"/>
          <table:table-column table:style-name="TableColumn373"/>
          <table:table-column table:style-name="TableColumn374"/>
        </table:table-columns>
        <table:table-row table:style-name="TableRow375">
          <table:table-cell table:style-name="TableCell376">
            <text:p text:style-name="P377"/>
          </table:table-cell>
          <table:table-cell table:style-name="TableCell378">
            <text:p text:style-name="P379">Microscope for SVT</text:p>
          </table:table-cell>
          <table:table-cell table:style-name="TableCell380">
            <text:p text:style-name="P381">Solar-Powered Light</text:p>
          </table:table-cell>
          <table:table-cell table:style-name="TableCell382">
            <text:p text:style-name="P383">Library</text:p>
          </table:table-cell>
          <table:table-cell table:style-name="TableCell384">
            <text:p text:style-name="P385">Maps, Globes</text:p>
          </table:table-cell>
        </table:table-row>
        <table:table-row table:style-name="TableRow386">
          <table:table-cell table:style-name="TableCell387">
            <text:p text:style-name="P388">Microscope for SVT</text:p>
          </table:table-cell>
          <table:table-cell table:style-name="TableCell389">
            <text:p text:style-name="P390">X</text:p>
          </table:table-cell>
          <table:table-cell table:style-name="TableCell391">
            <text:p text:style-name="P392">Solar-Powered Light</text:p>
          </table:table-cell>
          <table:table-cell table:style-name="TableCell393">
            <text:p text:style-name="P394">Library</text:p>
          </table:table-cell>
          <table:table-cell table:style-name="TableCell395">
            <text:p text:style-name="P396">Maps</text:p>
          </table:table-cell>
        </table:table-row>
        <table:table-row table:style-name="TableRow397">
          <table:table-cell table:style-name="TableCell398">
            <text:p text:style-name="P399">Solar-Powered Light</text:p>
          </table:table-cell>
          <table:table-cell table:style-name="TableCell400">
            <text:p text:style-name="P401">Solar-Powered Light</text:p>
          </table:table-cell>
          <table:table-cell table:style-name="TableCell402">
            <text:p text:style-name="P403">X</text:p>
          </table:table-cell>
          <table:table-cell table:style-name="TableCell404">
            <text:p text:style-name="P405">Solar-Powered Light</text:p>
          </table:table-cell>
          <table:table-cell table:style-name="TableCell406">
            <text:p text:style-name="P407">Solar-Powered Light</text:p>
          </table:table-cell>
        </table:table-row>
        <table:table-row table:style-name="TableRow408">
          <table:table-cell table:style-name="TableCell409">
            <text:p text:style-name="P410">Library</text:p>
          </table:table-cell>
          <table:table-cell table:style-name="TableCell411">
            <text:p text:style-name="P412">Library</text:p>
          </table:table-cell>
          <table:table-cell table:style-name="TableCell413">
            <text:p text:style-name="P414">Solar-Powered Light</text:p>
          </table:table-cell>
          <table:table-cell table:style-name="TableCell415">
            <text:p text:style-name="P416">X</text:p>
          </table:table-cell>
          <table:table-cell table:style-name="TableCell417">
            <text:p text:style-name="P418">Library</text:p>
          </table:table-cell>
        </table:table-row>
        <table:table-row table:style-name="TableRow419">
          <table:table-cell table:style-name="TableCell420">
            <text:p text:style-name="P421">Maps, Globes</text:p>
          </table:table-cell>
          <table:table-cell table:style-name="TableCell422">
            <text:p text:style-name="P423">Maps, Globes</text:p>
          </table:table-cell>
          <table:table-cell table:style-name="TableCell424">
            <text:p text:style-name="P425">Solar-Powered Light</text:p>
          </table:table-cell>
          <table:table-cell table:style-name="TableCell426">
            <text:p text:style-name="P427">Library</text:p>
          </table:table-cell>
          <table:table-cell table:style-name="TableCell428">
            <text:p text:style-name="P429">X</text:p>
          </table:table-cell>
        </table:table-row>
      </table:table>
      <text:p text:style-name="P430"/>
      <text:p text:style-name="P431"><text:span text:style-name="T432"><draw:custom-shape svg:x="2.2839in" svg:y="-0.0252in" svg:width="2.38194in" svg:height="1.40556in" draw:z-index="251657216" draw:id="id0" draw:style-name="a5" draw:name="Shape1"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433">Microscope for SVT: 0</text:span></text:p>
      <text:p text:style-name="P434">Solar-Powered Light: 5</text:p>
      <text:p text:style-name="P435">Library: 4</text:p>
      <text:p text:style-name="P436">Maps, Globes: 2</text:p>
      <text:p text:style-name="P437"/>
      <text:p text:style-name="P438"/>
      <text:p text:style-name="P439"/>
      <text:p text:style-name="P440">Preliminary Action Plan</text:p>
      <text:p text:style-name="P441"/>
      <text:p text:style-name="P442"><text:span text:style-name="T443"><text:tab/></text:span><text:span text:style-name="T444">First and foremost, I will continue to teach my<text:s/></text:span><text:span text:style-name="T445">5</text:span><text:span text:style-name="T446">eme</text:span><text:span text:style-name="T447"><text:s/>classes following the format that I have used thus far. <text:s/>While the official state curriculum has been loosely followed, I have adjusted the amount of time that classes spend practicing the different grammatical aspects and vocabulary so as to improve cont</text:span><text:span text:style-name="T448">ent retention. <text:s/>While the general curriculum is comprehensive, the pace is unreasonable for most<text:s/></text:span><text:soft-page-break/><text:span text:style-name="T449">students and allows for very little productive practice, whilst also being redundant when contextualized within the CEG education scheme. <text:s/>This should prove va</text:span><text:span text:style-name="T450">luable for students as they progress through the more advanced levels, and potentially help retain students.</text:span></text:p>
      <text:p text:style-name="P451"><text:span text:style-name="T452"><text:tab/>I have also had many people inquire as to whether or not starting a<text:s/></text:span><text:span text:style-name="T453">bisongo<text:s/></text:span><text:span text:style-name="T454">would be possible. <text:s/>The previous volunteer in Kossouka had run one dur</text:span><text:span text:style-name="T455">ing her service, however, after she left, the operation was abandoned. <text:s/>A solution to this may be to attempt to work with the APE and the community to look for potential preschool teachers and funding, as well as a suitable location where a more permanent<text:s/></text:span><text:span text:style-name="T456">fixture can be placed.</text:span></text:p>
      <text:p text:style-name="P457"><text:span text:style-name="T458"><text:tab/>At the<text:s/></text:span><text:span text:style-name="T459">lycée</text:span><text:span text:style-name="T460">, I would like to look for appropriate funding and resources to help bring electric lighting to the campus, as well as a few good quality maps. <text:s/>Additionally, there was previously a library of some sort on the campus for</text:span><text:span text:style-name="T461"><text:s/>a brief period, however it stopped operating after the last volunteer parted. <text:s/>Again, searching for staff, resources, and funding at the community level should take precedence over outside help, however due to the close ties to the schools in Seguenega, c</text:span><text:span text:style-name="T462">ollaboration may be sought on a more local level.</text:span></text:p>
      <text:p text:style-name="P463"><text:span text:style-name="T464"><text:tab/>Apart from academic and physical resources, I have found that instituting some sort of formal sexual education in the schools may be of great benefits to the community. <text:s/>As seen in the statistics, many stu</text:span><text:span text:style-name="T465">dents, especially girls, drop out of school by the end of CEG, which is largely caused by unplanned pregnancies. <text:s/>The drop-out rate could theoretically be significantly diminished if students receive formal sexual education at earlier levels and birth cont</text:span><text:span text:style-name="T466">rol resources are made available on campus in an anonymous fashion, as is commonly practiced in U.S. schools. <text:s/>This, however, depends entirely on support and motivation from the community, which currently seems relatively low. <text:s/>Initial presentations with f</text:span><text:span text:style-name="T467">actual statistics on the relationship between sexual education and teenage pregnancy rates for the school staff may be a starting point in the coming year.</text:span></text:p>
      <text:p text:style-name="P468"><text:span text:style-name="T469"><text:tab/>A SWOT analysis done with the<text:s/></text:span><text:span text:style-name="T470">lycée</text:span><text:span text:style-name="T471"><text:s/>teachers has been transcribed in Table 2, and reflects the prim</text:span><text:span text:style-name="T472">ary concerns of the school staff. <text:s/>Infrastructure was cited as both a barrier and an advantage, as there is no electric lighting but ample space to pursue gardening and fruit production. <text:s/>These aspects will be taken into account when pursuing development g</text:span><text:span text:style-name="T473">oals in the coming years.</text:span></text:p>
      <text:p text:style-name="P474"/>
      <text:p text:style-name="P475"/>
      <text:p text:style-name="P476"/>
      <text:p text:style-name="P477"/>
      <text:p text:style-name="P478">Table 2-<text:s/>SWOT Analysis Results</text:p>
      <table:table table:style-name="Table479">
        <table:table-columns>
          <table:table-column table:style-name="TableColumn480"/>
          <table:table-column table:style-name="TableColumn481"/>
        </table:table-columns>
        <table:table-row table:style-name="TableRow482">
          <table:table-cell table:style-name="TableCell483">
            <text:soft-page-break/>
            <text:p text:style-name="P484">Strengths</text:p>
            <text:p text:style-name="P485"/>
            <text:list text:style-name="LFO1" text:continue-numbering="true">
              <text:list-item>
                <text:p text:style-name="P486">Staff and work environment</text:p>
              </text:list-item>
              <text:list-item>
                <text:p text:style-name="P487">Location (on main road)</text:p>
              </text:list-item>
              <text:list-item>
                <text:p text:style-name="P488">Large space, sufficient classrooms</text:p>
              </text:list-item>
            </text:list>
            <text:p text:style-name="P489"/>
            <text:p text:style-name="P490"/>
          </table:table-cell>
          <table:table-cell table:style-name="TableCell491">
            <text:p text:style-name="P492">Weaknesses</text:p>
            <text:p text:style-name="P493"/>
            <text:list text:style-name="LFO2" text:continue-numbering="true">
              <text:list-item>
                <text:p text:style-name="P494">Infrastructure, lack of lights or electricity</text:p>
              </text:list-item>
              <text:list-item>
                <text:p text:style-name="P495">Lacking sufficient teachers for certain<text:s/>subjects</text:p>
              </text:list-item>
            </text:list>
          </table:table-cell>
        </table:table-row>
        <table:table-row table:style-name="TableRow496">
          <table:table-cell table:style-name="TableCell497">
            <text:p text:style-name="P498">Opportunities</text:p>
            <text:p text:style-name="P499"/>
            <text:list text:style-name="LFO3" text:continue-numbering="true">
              <text:list-item>
                <text:p text:style-name="P500">Gardening</text:p>
              </text:list-item>
            </text:list>
            <text:p text:style-name="P501"/>
            <text:p text:style-name="P502"/>
          </table:table-cell>
          <table:table-cell table:style-name="TableCell503">
            <text:p text:style-name="P504">Threats</text:p>
            <text:p text:style-name="P505"/>
            <text:list text:style-name="LFO4" text:continue-numbering="true">
              <text:list-item>
                <text:p text:style-name="P506">Animals wandering school grounds</text:p>
              </text:list-item>
              <text:list-item>
                <text:p text:style-name="P507">Lack of trees/shade</text:p>
              </text:list-item>
              <text:list-item>
                <text:p text:style-name="P508">High wind and heat exposure</text:p>
              </text:list-item>
            </text:list>
            <text:p text:style-name="P509"/>
          </table:table-cell>
        </table:table-row>
      </table:table>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dex0" style:display-name="index" style:family="paragraph" style:parent-style-name="Head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style:font-name="Times New Roman" style:font-name-complex="Times New Roman"/>
    </style:style>
  </office:automatic-styles>
  <office:master-styles>
    <style:master-page style:name="MP0" style:page-layout-name="PL0">
      <style:header>
        <text:p text:style-name="P2"><text:tab/><text:tab/>Horlick-Cruz,<text:s/>Étude de Milieu</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rian Horlick</dc:creator>
    <meta:creation-date>2016-12-20T09:52:00Z</meta:creation-date>
    <dc:date>2021-02-02T21:25:00Z</dc:date>
    <meta:template xlink:href="Normal" xlink:type="simple"/>
    <meta:editing-cycles>13</meta:editing-cycles>
    <meta:editing-duration>PT54060S</meta:editing-duration>
    <meta:document-statistic meta:page-count="13" meta:paragraph-count="45" meta:word-count="3417" meta:character-count="22850" meta:row-count="162" meta:non-whitespace-character-count="1947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square" chart:symbol-width="0.09722in" chart:symbol-height="0.09722in"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G0S1">
      <style:chart-properties chart:symbol-type="named-symbol" chart:symbol-name="diamond" chart:symbol-width="0.09722in" chart:symbol-height="0.09722in" chart:connect-bars="false" chart:solid-type="cuboid" chart:stacked="false" chart:percentage="false"/>
      <style:graphic-properties draw:fill="none" draw:stroke="solid" svg:stroke-width="0.0315in" svg:stroke-color="#ff420e" svg:stroke-opacity="100%" draw:stroke-linejoin="round" svg:stroke-linecap="round"/>
    </style:style>
    <style:style style:family="chart" style:name="G0S2">
      <style:chart-properties chart:symbol-type="automatic" chart:connect-bars="false" chart:solid-type="cuboid" chart:stacked="false" chart:percentage="false"/>
      <style:graphic-properties draw:fill="none" draw:stroke="solid" svg:stroke-width="0.0315in" svg:stroke-color="#ffd320" svg:stroke-opacity="100%" draw:stroke-linejoin="round" svg:stroke-linecap="round"/>
    </style:style>
    <style:style style:family="chart" style:name="Crt0">
      <style:chart-properties chart:three-dimensional="false" chart:deep="false" chart:symbol-type="named-symbol" chart:symbol-name="square" chart:symbol-width="0.09722in" chart:symbol-height="0.09722in" chart:connect-bars="false" chart:solid-type="cuboid" chart:stacked="false" chart:percentage="false" chart:include-hidden-cells="false" chart:treat-empty-cells="leave-gap"/>
      <style:graphic-properties draw:fill="none" draw:stroke="solid" svg:stroke-width="0.00694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solid" svg:stroke-width="0.01042in" svg:stroke-color="#b3b3b3" svg:stroke-opacity="100%"/>
    </style:style>
  </office:automatic-styles>
  <office:body>
    <office:chart>
      <chart:chart chart:class="chart:line" svg:height="308.2pt" svg:width="519.95pt" chart:style-name="Crt0">
        <chart:title chart:style-name="CT00">
          <text:p text:style-name="a0" text:class-names="" text:cond-style-name="">CEP Pass Rates 2012-2016</text:p>
        </chart:title>
        <chart:legend chart:legend-position="end" chart:legend-align="center" chart:style-name="Lgnd"/>
        <chart:plot-area svg:x="40.50409448818898pt" svg:y="44.72496062992126pt" svg:width="346.1986614173229pt" svg:height="260.3289763779528pt" chart:style-name="Plt0" chart:data-source-has-labels="both">
          <chart:axis chart:dimension="y" chart:name="primary-y" chart:style-name="Axs0">
            <chart:title svg:x="15.67448818897638pt" svg:y="212.826377952756pt" chart:style-name="AT00">
              <text:p text:style-name="a1" text:class-names="" text:cond-style-name="">Percentage Passed</text:p>
            </chart:title>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line" chart:attached-axis="primary-y" chart:style-name="G0S0">
            <chart:data-point chart:repeated="5"/>
          </chart:series>
          <chart:series chart:label-cell-address="local-table.$C$1" chart:values-cell-range-address="local-table.$C$2:.$C$6" chart:class="chart:line" chart:attached-axis="primary-y" chart:style-name="G0S1">
            <chart:data-point chart:repeated="5"/>
          </chart:series>
          <chart:series chart:label-cell-address="local-table.$D$1" chart:values-cell-range-address="local-table.$D$2:.$D$6" chart:class="chart:line" chart:attached-axis="primary-y" chart:style-name="G0S2">
            <chart:data-point chart:repeated="5"/>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Totoal Students</text:p>
              </table:table-cell>
              <table:table-cell office:value-type="string">
                <text:p>Female Students</text:p>
              </table:table-cell>
              <table:table-cell office:value-type="string">
                <text:p>Male Students</text:p>
              </table:table-cell>
            </table:table-row>
          </table:table-header-rows>
          <table:table-row>
            <table:table-cell office:value-type="string">
              <text:p>2012</text:p>
            </table:table-cell>
            <table:table-cell office:value-type="float" office:value="92.13"/>
            <table:table-cell office:value-type="float" office:value="92.2"/>
            <table:table-cell office:value-type="float" office:value="92.07"/>
          </table:table-row>
          <table:table-row>
            <table:table-cell office:value-type="string">
              <text:p>2013</text:p>
            </table:table-cell>
            <table:table-cell office:value-type="float" office:value="58.94"/>
            <table:table-cell office:value-type="float" office:value="56.5"/>
            <table:table-cell office:value-type="float" office:value="61.11"/>
          </table:table-row>
          <table:table-row>
            <table:table-cell office:value-type="string">
              <text:p>2014</text:p>
            </table:table-cell>
            <table:table-cell office:value-type="float" office:value="80.47"/>
            <table:table-cell office:value-type="float" office:value="76.36"/>
            <table:table-cell office:value-type="float" office:value="85.08"/>
          </table:table-row>
          <table:table-row>
            <table:table-cell office:value-type="string">
              <text:p>2015</text:p>
            </table:table-cell>
            <table:table-cell office:value-type="float" office:value="66.28"/>
            <table:table-cell office:value-type="float" office:value="64.13"/>
            <table:table-cell office:value-type="float" office:value="68.790000000000006"/>
          </table:table-row>
          <table:table-row>
            <table:table-cell office:value-type="string">
              <text:p>2016</text:p>
            </table:table-cell>
            <table:table-cell office:value-type="float" office:value="53.98"/>
            <table:table-cell office:value-type="float" office:value="51.85"/>
            <table:table-cell office:value-type="float" office:value="56.3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09722in" chart:symbol-height="0.09722in" chart:connect-bars="false" chart:solid-type="cuboid" chart:stacked="false" chart:percentage="false"/>
      <style:graphic-properties draw:fill="none" draw:stroke="solid" svg:stroke-width="0.0315in" svg:stroke-color="#ff420e" svg:stroke-opacity="100%" draw:stroke-linejoin="round" svg:stroke-linecap="round"/>
    </style:style>
    <style:style style:family="chart" style:name="G0S1">
      <style:chart-properties chart:symbol-type="named-symbol" chart:symbol-name="square" chart:symbol-width="0.09722in" chart:symbol-height="0.09722in" chart:connect-bars="false" chart:solid-type="cuboid" chart:stacked="false" chart:percentage="false"/>
      <style:graphic-properties draw:fill="none" draw:stroke="solid" svg:stroke-width="0.0315in" svg:stroke-color="#ffd320" svg:stroke-opacity="100%" draw:stroke-linejoin="round" svg:stroke-linecap="round"/>
    </style:style>
    <style:style style:family="chart" style:name="Crt0">
      <style:chart-properties chart:three-dimensional="false" chart:deep="false" chart:symbol-type="named-symbol" chart:symbol-name="diamond" chart:symbol-width="0.09722in" chart:symbol-height="0.09722in" chart:connect-bars="false" chart:solid-type="cuboid" chart:stacked="false" chart:percentage="false" chart:include-hidden-cells="false" chart:treat-empty-cells="leave-gap"/>
      <style:graphic-properties draw:fill="none" draw:stroke="solid" svg:stroke-width="0.00694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solid" svg:stroke-width="0.01042in" svg:stroke-color="#b3b3b3" svg:stroke-opacity="100%"/>
    </style:style>
  </office:automatic-styles>
  <office:body>
    <office:chart>
      <chart:chart chart:class="chart:line" svg:height="309.25pt" svg:width="509.15pt" chart:style-name="Crt0">
        <chart:title svg:x="162.2714960629921pt" svg:y="2.381259842519685pt" chart:style-name="CT00">
          <text:p text:style-name="a0" text:class-names="" text:cond-style-name="">Public Lycee BEPC Pass Rates</text:p>
        </chart:title>
        <chart:legend svg:x="411.3246456692913pt" svg:y="122.1522047244094pt" chart:style-name="Lgnd"/>
        <chart:plot-area svg:x="19.47259842519685pt" svg:y="22.67850393700787pt" svg:width="388.5730708661417pt" svg:height="259.1870866141732pt" chart:style-name="Plt0" chart:data-source-has-labels="both">
          <chart:axis chart:dimension="y" chart:name="primary-y" chart:style-name="Axs0">
            <chart:title chart:style-name="AT00">
              <text:p text:style-name="a1" text:class-names="" text:cond-style-name="">Percentage Passed</text:p>
            </chart:title>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Female Students</text:p>
              </table:table-cell>
              <table:table-cell office:value-type="string">
                <text:p>Male Students</text:p>
              </table:table-cell>
            </table:table-row>
          </table:table-header-rows>
          <table:table-row>
            <table:table-cell office:value-type="string">
              <text:p>2014</text:p>
            </table:table-cell>
            <table:table-cell office:value-type="float" office:value="35.479999999999997"/>
            <table:table-cell office:value-type="float" office:value="45.65"/>
          </table:table-row>
          <table:table-row>
            <table:table-cell office:value-type="string">
              <text:p>2015</text:p>
            </table:table-cell>
            <table:table-cell office:value-type="float" office:value="47.05"/>
            <table:table-cell office:value-type="float" office:value="61.9"/>
          </table:table-row>
          <table:table-row>
            <table:table-cell office:value-type="string">
              <text:p>2016</text:p>
            </table:table-cell>
            <table:table-cell office:value-type="float" office:value="36.4"/>
            <table:table-cell office:value-type="float" office:value="42.7"/>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09722in" chart:symbol-height="0.09722in" chart:connect-bars="false" chart:solid-type="cuboid" chart:stacked="false" chart:percentage="false"/>
      <style:graphic-properties draw:fill="none" draw:stroke="solid" svg:stroke-width="0.0315in" svg:stroke-color="#ff420e" svg:stroke-opacity="100%" draw:stroke-linejoin="round" svg:stroke-linecap="round"/>
    </style:style>
    <style:style style:family="chart" style:name="G0S1">
      <style:chart-properties chart:symbol-type="named-symbol" chart:symbol-name="square" chart:symbol-width="0.09722in" chart:symbol-height="0.09722in" chart:connect-bars="false" chart:solid-type="cuboid" chart:stacked="false" chart:percentage="false"/>
      <style:graphic-properties draw:fill="none" draw:stroke="solid" svg:stroke-width="0.0315in" svg:stroke-color="#ffd320" svg:stroke-opacity="100%" draw:stroke-linejoin="round" svg:stroke-linecap="round"/>
    </style:style>
    <style:style style:family="chart" style:name="Crt0">
      <style:chart-properties chart:three-dimensional="false" chart:deep="false" chart:symbol-type="named-symbol" chart:symbol-name="diamond" chart:symbol-width="0.09722in" chart:symbol-height="0.09722in" chart:connect-bars="false" chart:solid-type="cuboid" chart:stacked="false" chart:percentage="false" chart:include-hidden-cells="false" chart:treat-empty-cells="leave-gap"/>
      <style:graphic-properties draw:fill="none" draw:stroke="solid" svg:stroke-width="0.00694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solid" svg:stroke-width="0.01042in" svg:stroke-color="#b3b3b3" svg:stroke-opacity="100%"/>
    </style:style>
  </office:automatic-styles>
  <office:body>
    <office:chart>
      <chart:chart chart:class="chart:line" svg:height="279.4pt" svg:width="507.45pt" chart:style-name="Crt0">
        <chart:title chart:style-name="CT00">
          <text:p text:style-name="a0" text:class-names="" text:cond-style-name="">Public Lycee BAC Pass Rates 2014-2016</text:p>
        </chart:title>
        <chart:legend svg:x="409.6246456692913pt" svg:y="131.3673228346457pt" chart:style-name="Lgnd"/>
        <chart:plot-area svg:x="22.53377952755906pt" svg:y="37.89385826771654pt" svg:width="396.5383464566929pt" svg:height="231.5579527559055pt" chart:style-name="Plt0" chart:data-source-has-labels="both">
          <chart:axis chart:dimension="y" chart:name="primary-y" chart:style-name="Axs0">
            <chart:title svg:x="4.053228346456692pt" svg:y="201.0330708661417pt" chart:style-name="AT00">
              <text:p text:style-name="a1" text:class-names="" text:cond-style-name="">Percetage Passed</text:p>
            </chart:title>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Female Students</text:p>
              </table:table-cell>
              <table:table-cell office:value-type="string">
                <text:p>Male Students</text:p>
              </table:table-cell>
            </table:table-row>
          </table:table-header-rows>
          <table:table-row>
            <table:table-cell office:value-type="string">
              <text:p>2014</text:p>
            </table:table-cell>
            <table:table-cell office:value-type="float" office:value="25"/>
            <table:table-cell office:value-type="float" office:value="52.5"/>
          </table:table-row>
          <table:table-row>
            <table:table-cell office:value-type="string">
              <text:p>2015</text:p>
            </table:table-cell>
            <table:table-cell office:value-type="float" office:value="33.33"/>
            <table:table-cell office:value-type="float" office:value="47.3"/>
          </table:table-row>
          <table:table-row>
            <table:table-cell office:value-type="string">
              <text:p>2016</text:p>
            </table:table-cell>
            <table:table-cell office:value-type="float" office:value="12"/>
            <table:table-cell office:value-type="float" office:value="4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0694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12.85pt" svg:width="538.6pt" chart:style-name="Crt0">
        <chart:title chart:style-name="CT00">
          <text:p text:style-name="a0" text:class-names="" text:cond-style-name="">Student Population and Sex Distribution in Kossouka</text:p>
        </chart:title>
        <chart:legend chart:legend-position="end" chart:legend-align="center" chart:style-name="Lgnd"/>
        <chart:plot-area svg:x="11.33771653543307pt" svg:y="26.50070866141732pt" svg:width="411.6738582677165pt" svg:height="278.5550393700788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Total Student Body</text:p>
              </table:table-cell>
              <table:table-cell office:value-type="string">
                <text:p>Total Females</text:p>
              </table:table-cell>
              <table:table-cell office:value-type="string">
                <text:p>Total Males</text:p>
              </table:table-cell>
            </table:table-row>
          </table:table-header-rows>
          <table:table-row>
            <table:table-cell office:value-type="string">
              <text:p>Public Primary Schools</text:p>
            </table:table-cell>
            <table:table-cell office:value-type="float" office:value="3528"/>
            <table:table-cell office:value-type="float" office:value="1629"/>
            <table:table-cell office:value-type="float" office:value="1899"/>
          </table:table-row>
          <table:table-row>
            <table:table-cell office:value-type="string">
              <text:p>Private Primary Schools</text:p>
            </table:table-cell>
            <table:table-cell office:value-type="float" office:value="1019"/>
            <table:table-cell office:value-type="float" office:value="550"/>
            <table:table-cell office:value-type="float" office:value="469"/>
          </table:table-row>
          <table:table-row>
            <table:table-cell office:value-type="string">
              <text:p>Public CGE's</text:p>
            </table:table-cell>
            <table:table-cell office:value-type="float" office:value="749"/>
            <table:table-cell office:value-type="float" office:value="375"/>
            <table:table-cell office:value-type="float" office:value="377"/>
          </table:table-row>
          <table:table-row>
            <table:table-cell office:value-type="string">
              <text:p>Public Lycee</text:p>
            </table:table-cell>
            <table:table-cell office:value-type="float" office:value="113"/>
            <table:table-cell office:value-type="float" office:value="33"/>
            <table:table-cell office:value-type="float" office:value="80"/>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solid" svg:stroke-width="0.00694in" svg:stroke-color="#000000"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93.75pt" svg:width="540.7pt" chart:style-name="Crt0">
        <chart:title svg:x="65.73086614173227pt" svg:y="11.99149606299213pt" chart:style-name="CT00">
          <text:p text:style-name="a0" text:class-names="" text:cond-style-name="">Sex Distribution of Public CEG and Lycee Students in Kossouka by Level</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point chart:repeated="7"/>
          </chart:series>
          <chart:series chart:label-cell-address="local-table.$C$1" chart:values-cell-range-address="local-table.$C$2:.$C$8" chart:class="chart:bar" chart:attached-axis="primary-y" chart:style-name="G0S1">
            <chart:data-point chart:repeated="7"/>
          </chart:series>
          <chart:series chart:label-cell-address="local-table.$D$1" chart:values-cell-range-address="local-table.$D$2:.$D$8" chart:class="chart:bar" chart:attached-axis="primary-y" chart:style-name="G0S2">
            <chart:data-point chart:repeated="7"/>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Total Students</text:p>
              </table:table-cell>
              <table:table-cell office:value-type="string">
                <text:p>Female Students</text:p>
              </table:table-cell>
              <table:table-cell office:value-type="string">
                <text:p>Male Students</text:p>
              </table:table-cell>
            </table:table-row>
          </table:table-header-rows>
          <table:table-row>
            <table:table-cell office:value-type="string">
              <text:p>6eme</text:p>
            </table:table-cell>
            <table:table-cell office:value-type="float" office:value="285"/>
            <table:table-cell office:value-type="float" office:value="148"/>
            <table:table-cell office:value-type="float" office:value="137"/>
          </table:table-row>
          <table:table-row>
            <table:table-cell office:value-type="string">
              <text:p>5eme</text:p>
            </table:table-cell>
            <table:table-cell office:value-type="float" office:value="177"/>
            <table:table-cell office:value-type="float" office:value="92"/>
            <table:table-cell office:value-type="float" office:value="85"/>
          </table:table-row>
          <table:table-row>
            <table:table-cell office:value-type="string">
              <text:p>4eme</text:p>
            </table:table-cell>
            <table:table-cell office:value-type="float" office:value="153"/>
            <table:table-cell office:value-type="float" office:value="72"/>
            <table:table-cell office:value-type="float" office:value="81"/>
          </table:table-row>
          <table:table-row>
            <table:table-cell office:value-type="string">
              <text:p>3eme</text:p>
            </table:table-cell>
            <table:table-cell office:value-type="float" office:value="134"/>
            <table:table-cell office:value-type="float" office:value="54"/>
            <table:table-cell office:value-type="float" office:value="80"/>
          </table:table-row>
          <table:table-row>
            <table:table-cell office:value-type="string">
              <text:p>2nd</text:p>
            </table:table-cell>
            <table:table-cell office:value-type="float" office:value="58"/>
            <table:table-cell office:value-type="float" office:value="17"/>
            <table:table-cell office:value-type="float" office:value="41"/>
          </table:table-row>
          <table:table-row>
            <table:table-cell office:value-type="string">
              <text:p>1ere</text:p>
            </table:table-cell>
            <table:table-cell office:value-type="float" office:value="24"/>
            <table:table-cell office:value-type="float" office:value="7"/>
            <table:table-cell office:value-type="float" office:value="17"/>
          </table:table-row>
          <table:table-row>
            <table:table-cell office:value-type="string">
              <text:p>Tle</text:p>
            </table:table-cell>
            <table:table-cell office:value-type="float" office:value="31"/>
            <table:table-cell office:value-type="float" office:value="9"/>
            <table:table-cell office:value-type="float" office:value="2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